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  <style:font-face style:name="Verdana" svg:font-family="Verdana"/>
    <style:font-face style:name="Liberation Sans2" svg:font-family="&quot;Liberation Sans2&quot;"/>
    <style:font-face style:name="Verdana1" svg:font-family="Verdana1"/>
    <style:font-face style:name="Consolas" svg:font-family="Consolas"/>
    <style:font-face style:name="Calibri2" svg:font-family="Calibri2"/>
    <style:font-face style:name="inherit" svg:font-family="inherit"/>
    <style:font-face style:name="Calibri1" svg:font-family="Calibri1"/>
    <style:font-face style:name="Calibri" svg:font-family="Calibri"/>
    <style:font-face style:name="Calibri3" svg:font-family="Calibri3"/>
    <style:font-face style:name="Consolas1" svg:font-family="Consolas1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E0E0E0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A6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B71C1C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FFF2C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Liberation Sans2" style:font-name-asian="Liberation Sans2" style:font-name-complex="Liberation Sans2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1" style:font-name-asian="Verdana1" style:font-name-complex="Verdana1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F2CC" style:repeat-content="false"/>
      <style:paragraph-properties fo:text-align="start" fo:margin-left="0cm"/>
      <style:text-properties style:font-name="Verdana1" style:font-name-asian="Verdana1" style:font-name-complex="Verdana1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start" fo:margin-left="0cm"/>
      <style:text-properties style:font-name="Verdana1" style:font-name-asian="Verdana1" style:font-name-complex="Verdana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top" fo:wrap-option="wrap" fo:background-color="#D9D9D9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ackground-color="#D9D9D9"/>
    </style:style>
    <style:style style:name="ce18" style:family="table-cell" style:parent-style-name="Default" style:data-style-name="N0">
      <style:table-cell-properties fo:border="thin solid #000000" style:vertical-align="top" fo:wrap-option="wrap" fo:background-color="#E0E0E0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onsolas" style:font-name-asian="Consolas" style:font-name-complex="Consolas" fo:font-size="10pt" style:font-size-asian="10pt" style:font-size-complex="10pt" style:font-family-generic="modern"/>
    </style:style>
    <style:style style:name="ce2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2" style:font-name-asian="Calibri2" style:font-name-complex="Calibri2"/>
    </style:style>
    <style:style style:name="ce2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1" style:font-name-asian="Verdana1" style:font-name-complex="Verdana1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2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3" style:font-name-asian="Calibri3" style:font-name-complex="Calibri3"/>
    </style:style>
    <style:style style:name="ce2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242729" style:font-name="Consolas1" style:font-name-asian="Consolas1" style:font-name-complex="Consolas1" fo:font-size="10pt" style:font-size-asian="10pt" style:font-size-complex="10pt"/>
    </style:style>
    <style:style style:name="ce29" style:family="table-cell" style:parent-style-name="Default" style:data-style-name="N0">
      <style:table-cell-properties fo:border="thin solid #000000" style:vertical-align="top" fo:wrap-option="wrap" fo:background-color="#FFF9C4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4A148C"/>
    </style:style>
    <style:style style:name="ce3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7030A0" style:font-name="Calibri3" style:font-name-asian="Calibri3" style:font-name-complex="Calibri3"/>
    </style:style>
    <style:style style:name="ce3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6A1B9A"/>
    </style:style>
    <style:style style:name="ce3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7030A0" style:font-name="Calibri" style:font-name-asian="Calibri" style:font-name-complex="Calibri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6pt" style:font-size-asian="6pt" style:font-size-complex="6pt"/>
    </style:style>
    <style:style style:name="ce3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fo:border="thin solid #000000" style:vertical-align="top" fo:wrap-option="wrap" fo:background-color="#EEEEEE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style:vertical-align="automatic" fo:wrap-option="wrap"/>
      <style:text-properties fo:font-size="6pt" style:font-size-asian="6pt" style:font-size-complex="6pt"/>
    </style:style>
    <style:style style:name="ce3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6A1B9A" style:font-name="Calibri" style:font-name-asian="Calibri" style:font-name-complex="Calibri"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style="italic" style:font-style-asian="italic" style:font-style-complex="italic" style:font-family-generic="swiss"/>
    </style:style>
    <style:style style:name="ce4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F" style:font-name-asian="F" style:font-name-complex="F" fo:font-size="12pt" style:font-size-asian="12pt" style:font-size-complex="12pt"/>
    </style:style>
    <style:style style:name="ce41" style:family="table-cell" style:parent-style-name="Default" style:data-style-name="N0">
      <style:table-cell-properties fo:border="thin solid #000000" style:vertical-align="automatic" fo:wrap-option="wrap"/>
    </style:style>
    <style:style style:name="ce42" style:family="table-cell" style:parent-style-name="Default" style:data-style-name="N0">
      <style:table-cell-properties style:vertical-align="automatic" fo:wrap-option="wrap"/>
    </style:style>
    <style:style style:name="ce43" style:family="table-cell" style:parent-style-name="Default" style:data-style-name="N0">
      <style:table-cell-properties fo:border="thin solid #000000" style:vertical-align="automatic" fo:wrap-option="wrap" fo:background-color="#D9D9D9"/>
    </style:style>
    <style:style style:name="ce44" style:family="table-cell" style:parent-style-name="_1043__1080__1087__1077__1088__1089__1089__1099__1083__1082__1072_" style:data-style-name="N0">
      <style:table-cell-properties fo:border="thin solid #000000" style:vertical-align="automatic" fo:wrap-option="wrap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D47A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0000" style:text-line-through-style="none" style:font-name="Liberation Sans2" style:font-name-asian="Liberation Sans2" style:font-name-complex="Liberation Sans2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BF8F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070C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0D47A1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70C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3" style:family="text" style:parent-style-name="Default">
      <style:text-properties fo:color="#BF8F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D47A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5" style:family="text" style:parent-style-name="Default">
      <style:text-properties fo:color="#0D47A1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6" style:family="text" style:parent-style-name="Default">
      <style:text-properties fo:color="#000000" style:text-line-through-style="none" style:font-name="Verdana1" style:font-name-asian="Verdana1" style:font-name-complex="Verdana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7" style:family="text" style:parent-style-name="Default">
      <style:text-properties fo:color="#0070C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8" style:family="text" style:parent-style-name="Default">
      <style:text-properties fo:color="#FF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9" style:family="text" style:parent-style-name="Default">
      <style:text-properties fo:color="#1B5E2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0" style:family="text" style:parent-style-name="Default">
      <style:text-properties fo:color="#1B5E2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1" style:family="text" style:parent-style-name="Default">
      <style:text-properties fo:color="#0D47A1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2" style:family="text" style:parent-style-name="Default">
      <style:text-properties fo:color="#0D47A1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0070C0" style:text-line-through-style="none" style:font-name="Verdana1" style:font-name-asian="Verdana1" style:font-name-complex="Verdana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C65911" style:text-line-through-style="none" style:font-name="Verdana1" style:font-name-asian="Verdana1" style:font-name-complex="Verdana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FF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6" style:family="text" style:parent-style-name="Default">
      <style:text-properties fo:color="#C9211E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0070C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8" style:family="text" style:parent-style-name="Default">
      <style:text-properties fo:color="#000000" style:text-line-through-style="none" style:font-name="Verdana" style:font-name-asian="Verdana" style:font-name-complex="Verdan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0" style:family="text" style:parent-style-name="Default">
      <style:text-properties fo:color="#0D47A1" style:text-line-through-style="none" style:font-name="Verdana" style:font-name-asian="Verdana" style:font-name-complex="Verdan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1" style:family="text" style:parent-style-name="Default">
      <style:text-properties fo:color="#D84315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2" style:family="text" style:parent-style-name="Default">
      <style:text-properties fo:color="#1B5E20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3" style:family="text" style:parent-style-name="Default">
      <style:text-properties fo:color="#000000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4" style:family="text" style:parent-style-name="Default">
      <style:text-properties fo:color="#D84315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5" style:family="text" style:parent-style-name="Default">
      <style:text-properties fo:color="#000000" style:text-line-through-style="none" style:font-name="Liberation Sans" style:font-name-asian="Liberation Sans" style:font-name-complex="Liberation Sans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6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7" style:family="text" style:parent-style-name="Default">
      <style:text-properties fo:color="#000000" style:text-line-through-style="none" style:font-name="Calibri3" style:font-name-asian="Calibri3" style:font-name-complex="Calibri3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8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9" style:family="text" style:parent-style-name="Default">
      <style:text-properties fo:color="#242729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0" style:family="text" style:parent-style-name="Default">
      <style:text-properties fo:color="#242729" style:text-line-through-style="none" style:font-name="inherit" style:font-name-asian="inherit" style:font-name-complex="inherit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1" style:family="text" style:parent-style-name="Default">
      <style:text-properties fo:color="#4A148C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2" style:family="text" style:parent-style-name="Default">
      <style:text-properties fo:color="#4A148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3" style:family="text" style:parent-style-name="Default">
      <style:text-properties fo:color="#7030A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4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5" style:family="text" style:parent-style-name="Default">
      <style:text-properties fo:color="#6A1B9A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6" style:family="text" style:parent-style-name="Default">
      <style:text-properties fo:color="#00838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7" style:family="text" style:parent-style-name="Default">
      <style:text-properties fo:color="#6A1B9A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8" style:family="text" style:parent-style-name="Default">
      <style:text-properties fo:color="#33691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9" style:family="text" style:parent-style-name="Default">
      <style:text-properties fo:color="#7030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0" style:family="text" style:parent-style-name="Default">
      <style:text-properties fo:color="#7030A0" style:text-line-through-style="none" style:font-name="Calibri3" style:font-name-asian="Calibri3" style:font-name-complex="Calibri3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1" style:family="text" style:parent-style-name="Default">
      <style:text-properties fo:color="#0097A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2" style:family="text" style:parent-style-name="Default">
      <style:text-properties fo:color="#388E3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3" style:family="text" style:parent-style-name="Default">
      <style:text-properties fo:color="#E64A19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4" style:family="text" style:parent-style-name="Default">
      <style:text-properties fo:color="#C62828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5" style:family="text" style:parent-style-name="Default">
      <style:text-properties fo:color="#33691E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6" style:family="text" style:parent-style-name="Default">
      <style:text-properties fo:color="#536DF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7" style:family="text" style:parent-style-name="Default">
      <style:text-properties fo:color="#558B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8" style:family="text" style:parent-style-name="Default">
      <style:text-properties fo:color="#2E7D32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9" style:family="text" style:parent-style-name="Default">
      <style:text-properties fo:color="#33444D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0" style:family="text" style:parent-style-name="Default">
      <style:text-properties fo:color="#B71C1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1" style:family="text" style:parent-style-name="Default">
      <style:text-properties fo:color="#006064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2" style:family="text" style:parent-style-name="Default">
      <style:text-properties fo:color="#4A148C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3" style:family="text" style:parent-style-name="Default">
      <style:text-properties fo:color="#006064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4" style:family="text" style:parent-style-name="Default">
      <style:text-properties fo:color="#000000" style:text-line-through-style="none" style:font-name="Calibri" style:font-name-asian="Calibri" style:font-name-complex="Calibri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5" style:family="text" style:parent-style-name="Default">
      <style:text-properties fo:color="#000000" style:text-line-through-style="none" style:font-name="Liberation Sans1" style:font-name-asian="Liberation Sans1" style:font-name-complex="Liberation Sans1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6" style:family="text" style:parent-style-name="Default">
      <style:text-properties fo:color="#7030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7" style:family="text" style:parent-style-name="Default">
      <style:text-properties fo:color="#00838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8" style:family="text" style:parent-style-name="Default">
      <style:text-properties fo:color="#00838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9" style:family="text" style:parent-style-name="Default">
      <style:text-properties fo:color="#C62828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0" style:family="text" style:parent-style-name="Default">
      <style:text-properties fo:color="#D32F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1" style:family="text" style:parent-style-name="Default">
      <style:text-properties fo:color="#D84315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2" style:family="text" style:parent-style-name="Default">
      <style:text-properties fo:color="#E651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3" style:family="text" style:parent-style-name="Default">
      <style:text-properties fo:color="#EF6C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4" style:family="text" style:parent-style-name="Default">
      <style:text-properties fo:color="#FF408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5" style:family="text" style:parent-style-name="Default">
      <style:text-properties fo:color="#C2185B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6" style:family="text" style:parent-style-name="Default">
      <style:text-properties fo:color="#880E4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7" style:family="text" style:parent-style-name="Default">
      <style:text-properties fo:color="#FF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8" style:family="text" style:parent-style-name="Default">
      <style:text-properties fo:color="#D500F9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9" style:family="text" style:parent-style-name="Default">
      <style:text-properties fo:color="#5D403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0" style:family="text" style:parent-style-name="Default">
      <style:text-properties fo:color="#D32F2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1" style:family="text" style:parent-style-name="Default">
      <style:text-properties fo:color="#EF6C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2" style:family="text" style:parent-style-name="Default">
      <style:text-properties fo:color="#4527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3" style:family="text" style:parent-style-name="Default">
      <style:text-properties fo:color="#AD145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4" style:family="text" style:parent-style-name="Default">
      <style:text-properties fo:color="#0070C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5" style:family="text" style:parent-style-name="Default">
      <style:text-properties fo:color="#388E3C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6" style:family="text" style:parent-style-name="Default">
      <style:text-properties fo:color="#D84315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7" style:family="text" style:parent-style-name="Default">
      <style:text-properties fo:color="#558B2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8" style:family="text" style:parent-style-name="Default">
      <style:text-properties fo:color="#558B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89" style:family="text" style:parent-style-name="Default">
      <style:text-properties fo:color="#B71C1C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0" style:family="text" style:parent-style-name="Default">
      <style:text-properties fo:color="#1B5E2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91" style:family="text" style:parent-style-name="Default">
      <style:text-properties fo:color="#7030A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1.4829166666667cm"/>
    </style:style>
    <style:style style:name="co2" style:family="table-column">
      <style:table-column-properties fo:break-before="auto" style:column-width="10.5833333333333cm"/>
    </style:style>
    <style:style style:name="co3" style:family="table-column">
      <style:table-column-properties fo:break-before="auto" style:column-width="2.25777777777778cm"/>
    </style:style>
    <style:style style:name="co4" style:family="table-column">
      <style:table-column-properties fo:break-before="auto" style:column-width="1.83444444444444cm"/>
    </style:style>
    <style:style style:name="co5" style:family="table-column">
      <style:table-column-properties fo:break-before="auto" style:column-width="16.7569444444444cm"/>
    </style:style>
    <style:style style:name="co6" style:family="table-column">
      <style:table-column-properties fo:break-before="auto" style:column-width="11.2888888888889cm"/>
    </style:style>
    <style:style style:name="co7" style:family="table-column">
      <style:table-column-properties fo:break-before="auto" style:column-width="11.1301388888889cm"/>
    </style:style>
    <style:style style:name="co8" style:family="table-column">
      <style:table-column-properties fo:break-before="auto" style:column-width="7.91986111111111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14.9pt" style:use-optimal-row-height="false" fo:break-before="auto"/>
    </style:style>
    <style:style style:name="ro6" style:family="table-row">
      <style:table-row-properties style:row-height="126pt" style:use-optimal-row-height="true" fo:break-before="auto"/>
    </style:style>
    <style:style style:name="ro7" style:family="table-row">
      <style:table-row-properties style:row-height="210pt" style:use-optimal-row-height="true" fo:break-before="auto"/>
    </style:style>
    <style:style style:name="ro8" style:family="table-row">
      <style:table-row-properties style:row-height="70pt" style:use-optimal-row-height="true" fo:break-before="auto"/>
    </style:style>
    <style:style style:name="ro9" style:family="table-row">
      <style:table-row-properties style:row-height="37.5pt" style:use-optimal-row-height="true" fo:break-before="auto"/>
    </style:style>
    <style:style style:name="ro10" style:family="table-row">
      <style:table-row-properties style:row-height="84pt" style:use-optimal-row-height="true" fo:break-before="auto"/>
    </style:style>
    <style:style style:name="ro11" style:family="table-row">
      <style:table-row-properties style:row-height="112pt" style:use-optimal-row-height="true" fo:break-before="auto"/>
    </style:style>
    <style:style style:name="ro12" style:family="table-row">
      <style:table-row-properties style:row-height="98pt" style:use-optimal-row-height="true" fo:break-before="auto"/>
    </style:style>
    <style:style style:name="ro13" style:family="table-row">
      <style:table-row-properties style:row-height="13.75pt" style:use-optimal-row-height="true" fo:break-before="auto"/>
    </style:style>
    <style:style style:name="ro14" style:family="table-row">
      <style:table-row-properties style:row-height="27pt" style:use-optimal-row-height="true" fo:break-before="auto"/>
    </style:style>
    <style:style style:name="ro15" style:family="table-row">
      <style:table-row-properties style:row-height="40.5pt" style:use-optimal-row-height="true" fo:break-before="auto"/>
    </style:style>
    <style:style style:name="ro16" style:family="table-row">
      <style:table-row-properties style:row-height="25pt" style:use-optimal-row-height="true" fo:break-before="auto"/>
    </style:style>
    <style:style style:name="ro17" style:family="table-row">
      <style:table-row-properties style:row-height="26.5pt" style:use-optimal-row-height="true" fo:break-before="auto"/>
    </style:style>
    <style:style style:name="ro18" style:family="table-row">
      <style:table-row-properties style:row-height="53pt" style:use-optimal-row-height="true" fo:break-before="auto"/>
    </style:style>
    <style:style style:name="ro19" style:family="table-row">
      <style:table-row-properties style:row-height="75pt" style:use-optimal-row-height="true" fo:break-before="auto"/>
    </style:style>
    <style:style style:name="ro20" style:family="table-row">
      <style:table-row-properties style:row-height="87.5pt" style:use-optimal-row-height="true" fo:break-before="auto"/>
    </style:style>
    <style:style style:name="ro21" style:family="table-row">
      <style:table-row-properties style:row-height="68pt" style:use-optimal-row-height="true" fo:break-before="auto"/>
    </style:style>
    <style:style style:name="ro22" style:family="table-row">
      <style:table-row-properties style:row-height="54pt" style:use-optimal-row-height="true" fo:break-before="auto"/>
    </style:style>
    <style:style style:name="ro23" style:family="table-row">
      <style:table-row-properties style:row-height="67.5pt" style:use-optimal-row-height="true" fo:break-before="auto"/>
    </style:style>
    <style:style style:name="ro24" style:family="table-row">
      <style:table-row-properties style:row-height="154pt" style:use-optimal-row-height="true" fo:break-before="auto"/>
    </style:style>
    <style:style style:name="ro25" style:family="table-row">
      <style:table-row-properties style:row-height="153pt" style:use-optimal-row-height="true" fo:break-before="auto"/>
    </style:style>
    <style:style style:name="ro26" style:family="table-row">
      <style:table-row-properties style:row-height="50pt" style:use-optimal-row-height="true" fo:break-before="auto"/>
    </style:style>
    <style:style style:name="ro27" style:family="table-row">
      <style:table-row-properties style:row-height="31pt" style:use-optimal-row-height="true" fo:break-before="auto"/>
    </style:style>
    <style:style style:name="ro28" style:family="table-row">
      <style:table-row-properties style:row-height="29pt" style:use-optimal-row-height="true" fo:break-before="auto"/>
    </style:style>
    <style:style style:name="ro29" style:family="table-row">
      <style:table-row-properties style:row-height="43.5pt" style:use-optimal-row-height="true" fo:break-before="auto"/>
    </style:style>
    <style:style style:name="ro30" style:family="table-row">
      <style:table-row-properties style:row-height="180pt" style:use-optimal-row-height="true" fo:break-before="auto"/>
    </style:style>
    <style:style style:name="ro31" style:family="table-row">
      <style:table-row-properties style:row-height="14.5pt" style:use-optimal-row-height="true" fo:break-before="auto"/>
    </style:style>
    <style:style style:name="ro32" style:family="table-row">
      <style:table-row-properties style:row-height="84.5pt" style:use-optimal-row-height="true" fo:break-before="auto"/>
    </style:style>
    <style:style style:name="ro33" style:family="table-row">
      <style:table-row-properties style:row-height="1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inux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4" table:number-columns-repeated="16320" table:default-cell-style-name="ce1"/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a xlink:href="https://tutorials.ubuntu.com/tutorial/command-line-for-beginners">https://tutorials.ubuntu.com/tutorial/command-line-for-beginners</text:a></text:p>
          </table:table-cell>
          <table:table-cell office:value-type="string" table:style-name="ce2">
            <text:p>The Linux command line for beginners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a xlink:href="https://www.youtube.com/playlist?list=PLT98CRl2KxKEKvszPW-d4wYLo2fxEJYK">https://www.youtube.com/playlist?list=PLT98CRl2KxKEKvszPW-d4wYLo2fxEJYK</text:a></text:p>
          </table:table-cell>
          <table:table-cell office:value-type="string" table:style-name="ce2">
            <text:p>Ubuntu Server 18.04 Essentials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УСТАНОВКА И ДЕИНСТАЛЛЯЦИЯ ПАКЕТОВ</text:p>
          </table:table-cell>
          <table:table-cell table:style-name="ce4"/>
          <table:table-cell table:number-columns-repeated="16382"/>
        </table:table-row>
        <table:table-row table:style-name="ro3">
          <table:table-cell office:value-type="string" table:style-name="ce2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/var/log</text:p>
          </table:table-cell>
          <table:table-cell office:value-type="string" table:style-name="ce2">
            <text:p>место хранения логов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mesg</text:p>
          </table:table-cell>
          <table:table-cell office:value-type="string" table:style-name="ce2">
            <text:p>лог Линуксовского ядра, хранится в памяти, пока комп работает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ТЕРМИНАЛ</text:p>
          </table:table-cell>
          <table:table-cell office:value-type="string" table:style-name="ce4">
            <text:p>ИСПОЛЬЗУЕМ TAB для автозаполнения команд!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!!</text:p>
          </table:table-cell>
          <table:table-cell office:value-type="string" table:style-name="ce2">
            <text:p>Повторить последнюю комнаду, но с sud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'+' <text:s/>или Ctrl+9</text:p>
          </table:table-cell>
          <table:table-cell office:value-type="string" table:style-name="ce2">
            <text:p>Масштаб (change font size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C</text:p>
          </table:table-cell>
          <table:table-cell office:value-type="string" table:style-name="ce2">
            <text:p>Копировать (Copy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Insert</text:p>
          </table:table-cell>
          <table:table-cell office:value-type="string" table:style-name="ce2">
            <text:p>Вставить скопированную строку в терминал <text:s/>(Paste)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Ctrl+Alt+F3</text:p>
          </table:table-cell>
          <table:table-cell office:value-type="string" table:style-name="ce2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Alt+F1</text:p>
          </table:table-cell>
          <table:table-cell office:value-type="string" table:style-name="ce2">
            <text:p>Вернуться обратно в GU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ear</text:p>
          </table:table-cell>
          <table:table-cell office:value-type="string" table:style-name="ce2">
            <text:p>очистить экран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randr</text:p>
          </table:table-cell>
          <table:table-cell office:value-type="string" table:style-name="ce2">
            <text:p>вывести поддерживаемые разрешения экран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randr -s 1024x768</text:p>
          </table:table-cell>
          <table:table-cell office:value-type="string" table:style-name="ce2">
            <text:p>установить разрешение экрана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sudo</text:p>
          </table:table-cell>
          <table:table-cell office:value-type="string" table:style-name="ce2">
            <text:p>сделать что-то с правами суперюзера (надо будет ввести пароль)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echo</text:p>
          </table:table-cell>
          <table:table-cell office:value-type="string" table:style-name="ce2">
            <text:p>напечатать что-то на экране или в файл, если после указать "&gt;" и имя файла.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<text:s text:c="2"/>|</text:p>
          </table:table-cell>
          <table:table-cell office:value-type="string" table:style-name="ce2">
            <text:p>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n -k &lt;интересующая команда keyword или её кусок&gt;</text:p>
          </table:table-cell>
          <table:table-cell office:value-type="string" table:style-name="ce2">
            <text:p>получить мануал (инструкцию) по команд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is &lt;интересующая команда или её кусок&gt;</text:p>
          </table:table-cell>
          <table:table-cell office:value-type="string" table:style-name="ce2">
            <text:p>почти то же самое.</text:p>
          </table:table-cell>
          <table:table-cell table:number-columns-repeated="16382"/>
        </table:table-row>
        <table:table-row table:number-rows-repeated="5" table:style-name="ro1">
          <table:table-cell table:number-columns-repeated="2" table:style-name="ce2"/>
          <table:table-cell table:number-columns-repeated="16382"/>
        </table:table-row>
        <table:table-row table:style-name="ro5">
          <table:table-cell office:value-type="string" table:style-name="ce6">
            <text:p>ПАМЯТЬ И ПРОЦЕССЫ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5">
            <text:p>ps</text:p>
          </table:table-cell>
          <table:table-cell office:value-type="string" table:style-name="ce2">
            <text:p>показать текущие процесс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x</text:p>
          </table:table-cell>
          <table:table-cell office:value-type="string" table:style-name="ce2">
            <text:p>более подробное описание процессо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&lt;имя пользователя&gt;</text:p>
          </table:table-cell>
          <table:table-cell office:value-type="string" table:style-name="ce2">
            <text:p>показать процессы другого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-aux</text:p>
          </table:table-cell>
          <table:table-cell office:value-type="string" table:style-name="ce2">
            <text:p>подробные данные по процессам юзеро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-aux | grep denis</text:p>
          </table:table-cell>
          <table:table-cell office:value-type="string" table:style-name="ce2">
            <text:p>все процессы пользователя Дени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/text:p>
          </table:table-cell>
          <table:table-cell office:value-type="string" table:style-name="ce2">
            <text:p>посылает сигнал процессу остановитьс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all &lt;имя процесса&gt;</text:p>
          </table:table-cell>
          <table:table-cell office:value-type="string" table:style-name="ce2">
            <text:p>терминирует ВСЕ процессы по указанному имени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text:s/><text:span text:style-name="T2">-STOP</text:span><text:s/>&lt;имя процесса&gt;</text:p>
          </table:table-cell>
          <table:table-cell office:value-type="string" table:style-name="ce2">
            <text:p>приостанавливает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text:s/><text:span text:style-name="T2">-CONT</text:span><text:s/>&lt;имя процесса&gt;</text:p>
          </table:table-cell>
          <table:table-cell office:value-type="string" table:style-name="ce2">
            <text:p>возобновляет процесс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fg</text:p>
          </table:table-cell>
          <table:table-cell office:value-type="string" table:style-name="ce2">
            <text:p>перевести на foregrond (лицевую сторону) фоновый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С</text:p>
          </table:table-cell>
          <table:table-cell office:value-type="string" table:style-name="ce2">
            <text:p>остановить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Z</text:p>
          </table:table-cell>
          <table:table-cell office:value-type="string" table:style-name="ce2">
            <text:p>перевести процесс в фоновый режим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top</text:p>
          </table:table-cell>
          <table:table-cell office:value-type="string" table:style-name="ce2">
            <text:p>Task Manager, диспетчер задач в Linux, можем видеть процессы, память используемую и т. д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P</text:p>
          </table:table-cell>
          <table:table-cell office:value-type="string" table:style-name="ce2">
            <text:p>отфильтровать по CP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M</text:p>
          </table:table-cell>
          <table:table-cell office:value-type="string" table:style-name="ce2">
            <text:p>отфильтровать по памяти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e -h</text:p>
          </table:table-cell>
          <table:table-cell office:value-type="string" table:style-name="ce2">
            <text:p>показать наличие памяти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shutdown</text:p>
          </table:table-cell>
          <table:table-cell office:value-type="string" table:style-name="ce2">
            <text:p>останавливает или перезагружает систем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reboot now</text:p>
          </table:table-cell>
          <table:table-cell office:value-type="string" table:style-name="ce2">
            <text:p>перезапустить сейчас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НАВИГАЦИЯ И ПОИСК.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5">
            <text:p>cd</text:p>
          </table:table-cell>
          <table:table-cell office:value-type="string" table:style-name="ce2">
            <text:p>перейти в папк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</text:p>
          </table:table-cell>
          <table:table-cell office:value-type="string" table:style-name="ce2">
            <text:p>Текущая папк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.</text:p>
          </table:table-cell>
          <table:table-cell office:value-type="string" table:style-name="ce2">
            <text:p>перейти в папку выш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./..</text:p>
          </table:table-cell>
          <table:table-cell office:value-type="string" table:style-name="ce2">
            <text:p>перейти на 2 папки выше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d ~</text:p>
          </table:table-cell>
          <table:table-cell office:value-type="string" table:style-name="ce2">
            <text:p>перейти в папку home текущего пользователя, то же самое, что cd home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wd</text:p>
          </table:table-cell>
          <table:table-cell office:value-type="string" table:style-name="ce2">
            <text:p>показать путь текущей папк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s</text:p>
          </table:table-cell>
          <table:table-cell office:value-type="string" table:style-name="ce2">
            <text:p>показать сожержимое текущей папк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s -la</text:p>
          </table:table-cell>
          <table:table-cell office:value-type="string" table:style-name="ce2">
            <text:p>показать сожержимое текущей папки, l - длинно, a - включая скрытые папки и файлы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sudo ls -la -R /</text:p>
          </table:table-cell>
          <table:table-cell office:value-type="string" table:style-name="ce2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cate &lt;имя файла/папки&gt;</text:p>
          </table:table-cell>
          <table:table-cell office:value-type="string" table:style-name="ce2">
            <text:p>показать директорию файла/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ereis &lt;имя файла/папки&gt;</text:p>
          </table:table-cell>
          <table:table-cell office:value-type="string" table:style-name="ce2">
            <text:p>показать директорию файла/папк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ind /home -name "&lt;имя файла/папки&gt;"</text:p>
          </table:table-cell>
          <table:table-cell office:value-type="string" table:style-name="ce2">
            <text:p>найти файл/папку, атрибут -name указывает, что ищем по имен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i</text:p>
          </table:table-cell>
          <table:table-cell office:value-type="string" table:style-name="ce2">
            <text:p>атрибут игнорирования keysensitive - различия больших и маленьких бук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/media/cdrom</text:p>
          </table:table-cell>
          <table:table-cell office:value-type="string" table:style-name="ce2">
            <text:p>перейти в сд-ром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РАБОТА С ФАЙЛАМИ И ПАПКАМИ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5">
            <text:p>mkdir</text:p>
          </table:table-cell>
          <table:table-cell office:value-type="string" table:style-name="ce2">
            <text:p>создать пап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kdir -p Dir4/Dir5</text:p>
          </table:table-cell>
          <table:table-cell office:value-type="string" table:style-name="ce2">
            <text:p>с атрибутом parent создает сразу родительскую и дочернюю папки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touch</text:p>
          </table:table-cell>
          <table:table-cell office:value-type="string" table:style-name="ce2">
            <text:p>создать файл, либо обновить время последней активности у существующего файл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m</text:p>
          </table:table-cell>
          <table:table-cell office:value-type="string" table:style-name="ce2">
            <text:p>удалить файл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mdir</text:p>
          </table:table-cell>
          <table:table-cell office:value-type="string" table:style-name="ce2">
            <text:p>удалить папку пусту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mdir -p dir1/dir2/dir3</text:p>
          </table:table-cell>
          <table:table-cell office:value-type="string" table:style-name="ce2">
            <text:p>удалить указанное дерево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i</text:p>
          </table:table-cell>
          <table:table-cell office:value-type="string" table:style-name="ce2">
            <text:p>(interactive) option to rm, which will prompt you to confirm the deletion of each file;</text:p>
          </table:table-cell>
          <table:table-cell table:number-columns-repeated="16382"/>
        </table:table-row>
        <table:table-row table:style-name="ro4">
          <table:table-cell office:value-type="string" table:style-name="ce7">
            <text:p>rm -R</text:p>
          </table:table-cell>
          <table:table-cell office:value-type="string" table:style-name="ce2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sudo rm -R /</text:p>
          </table:table-cell>
          <table:table-cell office:value-type="string" table:style-name="ce2">
            <text:p>удалить всё с машины, начиная с корня, включая саму систему Linux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cat</text:p>
          </table:table-cell>
          <table:table-cell office:value-type="string" table:style-name="ce2">
            <text:p>ПРОСМОТРЕТЬ ФАЙЛ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ore</text:p>
          </table:table-cell>
          <table:table-cell office:value-type="string" table:style-name="ce2">
            <text:p>тоже просмотреть файл, но по кнопке Enter читается по строкам. q - для выхода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less</text:p>
          </table:table-cell>
          <table:table-cell office:value-type="string" table:style-name="ce2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">cp</text:span><text:s/>&lt;название файла&gt; &lt;путь, куда копируем&gt;</text:p>
          </table:table-cell>
          <table:table-cell office:value-type="string" table:style-name="ce2">
            <text:p>скопировать файл/пап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hello*.*</text:p>
          </table:table-cell>
          <table:table-cell office:value-type="string" table:style-name="ce2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hello?.*</text:p>
          </table:table-cell>
          <table:table-cell office:value-type="string" table:style-name="ce2">
            <text:p>скопировать ВСЕ файлы с "hello" в начале названия и с любым 1 символом после этого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-R Dir2 Dir 4</text:p>
          </table:table-cell>
          <table:table-cell office:value-type="string" table:style-name="ce2">
            <text:p>скопировать папку Dir2 со всем сожержимым в папку Dir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v</text:p>
          </table:table-cell>
          <table:table-cell office:value-type="string" table:style-name="ce2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mv</text:p>
          </table:table-cell>
          <table:table-cell office:value-type="string" table:style-name="ce2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v text.txt .text.txt</text:p>
          </table:table-cell>
          <table:table-cell office:value-type="string" table:style-name="ce2">
            <text:p>сделать файл скрытым, если поставить точку в начале имен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v &lt;file name&gt; &lt;folder name&gt;/</text:p>
          </table:table-cell>
          <table:table-cell office:value-type="string" table:style-name="ce2">
            <text:p>move file to fold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v &lt;file name&gt; ..</text:p>
          </table:table-cell>
          <table:table-cell office:value-type="string" table:style-name="ce2">
            <text:p>move file one level up to parent folder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df /work</text:p>
          </table:table-cell>
          <table:table-cell office:value-type="string" table:style-name="ce2">
            <text:p>df - команда, показывающая, на каком диске находится папк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f /root</text:p>
          </table:table-cell>
          <table:table-cell office:value-type="string" table:style-name="ce2">
            <text:p>узнать, где зранится корен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f -Th | grep "^/dev"</text:p>
          </table:table-cell>
          <table:table-cell office:value-type="string" table:style-name="ce2">
            <text:p>Использование дискового пространств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sblk -f</text:p>
          </table:table-cell>
          <table:table-cell office:value-type="string" table:style-name="ce2">
            <text:p>Показать дерево дисков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ЗАПИСЬ В ФАЙЛЫ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gedit</text:p>
          </table:table-cell>
          <table:table-cell office:value-type="string" table:style-name="ce2">
            <text:p>открытие простого блокнота в GUI</text:p>
          </table:table-cell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1">
          <table:table-cell office:value-type="string" table:style-name="ce5">
            <text:p>nano</text:p>
          </table:table-cell>
          <table:table-cell office:value-type="string" table:style-name="ce2">
            <text:p>текстовый редактор прямо в терминале</text:p>
          </table:table-cell>
          <table:table-cell table:number-columns-repeated="16382"/>
        </table:table-row>
        <table:table-row table:style-name="ro6">
          <table:table-cell office:value-type="string" table:style-name="ce2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office:value-type="string" table:style-name="ce2">
            <text:p>ВЫДЕЛЕНИЕ ТЕКСТ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trl-K (или F9)</text:p>
          </table:table-cell>
          <table:table-cell office:value-type="string" table:style-name="ce2">
            <text:p>Далее выделенный текст можно удалить или скопировать в буффер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комбинация Alt-6</text:p>
          </table:table-cell>
          <table:table-cell office:value-type="string" table:style-name="ce2">
            <text:p>Выделенный текст можно скопировать в буффер обмена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Ctrl-U или F10</text:p>
          </table:table-cell>
          <table:table-cell office:value-type="string" table:style-name="ce2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pico</text:p>
          </table:table-cell>
          <table:table-cell office:value-type="string" table:style-name="ce2">
            <text:p>Тот же nano, но версия постарше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vi</text:p>
          </table:table-cell>
          <table:table-cell office:value-type="string" table:style-name="ce2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sed</text:p>
          </table:table-cell>
          <table:table-cell office:value-type="string" table:style-name="ce2">
            <text:p>Заменяет строки pattern_string → replace_string в файлах текущей папки, не открывая файлы.</text:p>
            <text:p>-n, --quiet - не выводить содержимое буфера шаблона в конце каждой итерации;</text:p>
            <text:p>-e - команды, которые надо выполнить для редактирования;</text:p>
            <text:p>-f - прочитать команды редактирования из файла;</text:p>
            <text:p>-i - сделать резервную копию файла перед редактированием;</text:p>
            <text:p>-l - указать свою длину строки;</text:p>
            <text:p>-r - включить поддержку расширенного синтаксиса регулярных выражений;</text:p>
            <text:p>-s - если передано несколько файлов, рассматривать их как отдельные потоки, а не как один длинный.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ЯРЛЫКИ, СОРТИНГ, РЕГУЛЯРНЫЕ ВЫРАЖЕНИЯ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ln -s</text:p>
          </table:table-cell>
          <table:table-cell office:value-type="string" table:style-name="ce2">
            <text:p>создать ярлык на файл/папку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ln</text:p>
          </table:table-cell>
          <table:table-cell office:value-type="string" table:style-name="ce2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wc &lt;имя файла&gt;</text:p>
          </table:table-cell>
          <table:table-cell office:value-type="string" table:style-name="ce2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ort &lt;имя файла с данными&gt;</text:p>
          </table:table-cell>
          <table:table-cell office:value-type="string" table:style-name="ce2">
            <text:p>возвращает данные в файле, сортированные по алфавит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n</text:p>
          </table:table-cell>
          <table:table-cell office:value-type="string" table:style-name="ce2">
            <text:p>атрибут для сортировки чисел по возрастанию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ut -d "&lt;символ-резделитель&gt;" -f 3 &lt;имя файла, в который это записать&gt;</text:p>
          </table:table-cell>
          <table:table-cell office:value-type="string" table:style-name="ce2">
            <text:p>разрезает строку по делиметеру -d, как split в Python, выдает массив кусочков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атрибут -f 3</text:p>
          </table:table-cell>
          <table:table-cell office:value-type="string" table:style-name="ce2">
            <text:p>(field) выбирает не весь массив, а только указанный элемент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<text:span text:style-name="T3">grep</text:span><text:s/>&lt;искомый текст&gt; &lt;папка/файл&gt;</text:p>
          </table:table-cell>
          <table:table-cell office:value-type="string" table:style-name="ce2">
            <text:p>ищет определённый текст в файлах/папках/выходных данных pipelin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ep -E "[A-Za-z].gov" mydatafile.txt</text:p>
          </table:table-cell>
          <table:table-cell office:value-type="string" table:style-name="ce2">
            <text:p>ищем все вхождения с любой 1 буквой в любом регистре перед <text:s/>".gov"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ep -E "[A-Za-z]*.gov" mydatafile.txt</text:p>
          </table:table-cell>
          <table:table-cell office:value-type="string" table:style-name="ce2">
            <text:p>ищем все вхождения с любым количеством букв перед <text:s/>".gov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-E "(kgb.gov|intel.com)"</text:p>
          </table:table-cell>
          <table:table-cell office:value-type="string" table:style-name="ce2">
            <text:p>ищем (или то, или другое) через разделитель |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ПЕРЕНАПРАВЛЕНИЕ ВЫВОДА/ВВОДА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read</text:p>
          </table:table-cell>
          <table:table-cell office:value-type="string" table:style-name="ce2">
            <text:p>прочитать вводимую стро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ead &lt;имя переменной&gt;</text:p>
          </table:table-cell>
          <table:table-cell office:value-type="string" table:style-name="ce2">
            <text:p>прочитать строку и присвоить её как значение переменной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rt names.txt</text:p>
          </table:table-cell>
          <table:table-cell office:value-type="string" table:style-name="ce2">
            <text:p>выведет отсортированное содержимое на экран</text:p>
          </table:table-cell>
          <table:table-cell table:number-columns-repeated="16382"/>
        </table:table-row>
        <table:table-row table:style-name="ro8">
          <table:table-cell office:value-type="string" table:style-name="ce2">
            <text:p>sort names.txt &gt; sorted.txt</text:p>
          </table:table-cell>
          <table:table-cell office:value-type="string" table:style-name="ce2">
            <text:p>выведет отсортированное содержимое в файл sorted.txt (если такой файл что-то содержал, сначала он затрётся!)</text:p>
            <text:p>Выдаёт только хорошие результаты, за исключением ошибок!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»</text:p>
          </table:table-cell>
          <table:table-cell office:value-type="string" table:style-name="ce2">
            <text:p>append, добваить данные в конец файла, аналогично комманде append в Python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&gt;</text:p>
          </table:table-cell>
          <table:table-cell office:value-type="string" table:style-name="ce2">
            <text:p>перенаправить данные, выдавшие ошибки в... <text:s/>вникуда в данном случае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&gt; errors.txt</text:p>
          </table:table-cell>
          <table:table-cell office:value-type="string" table:style-name="ce2">
            <text:p>перенаправить плохие ответы в файл errors.tx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2&gt; /dev/null</text:p>
          </table:table-cell>
          <table:table-cell office:value-type="string" table:style-name="ce2">
            <text:p>перенаправить плохие ответы в девайс "вникуда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&gt; good.txt 2&gt; errors.txt</text:p>
          </table:table-cell>
          <table:table-cell office:value-type="string" table:style-name="ce2">
            <text:p>разделили по 2 файлам хорошие ответы и плохие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&amp;&gt; allresults.txt</text:p>
          </table:table-cell>
          <table:table-cell office:value-type="string" table:style-name="ce2">
            <text:p>вывести ВСЕ результаты, и плохие, и хорошие, в файл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АРХИВИРОВАНИЕ И КОМПРЕССИЯ ДАННЫХ</text:p>
          </table:table-cell>
          <table:table-cell table:style-name="ce6"/>
          <table:table-cell table:number-columns-repeated="16382"/>
        </table:table-row>
        <table:table-row table:style-name="ro2">
          <table:table-cell office:value-type="string" table:style-name="ce2">
            <text:p>tar</text:p>
          </table:table-cell>
          <table:table-cell office:value-type="string" table:style-name="ce2">
            <text:p>tape archive - объединяет несколько файлов/папок в один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<text:span text:style-name="T3">tar</text:span><text:s/>cvf mytar.tar Folder1</text:p>
          </table:table-cell>
          <table:table-cell office:value-type="string" table:style-name="ce2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r tf mytar.tar</text:p>
          </table:table-cell>
          <table:table-cell office:value-type="string" table:style-name="ce2">
            <text:p>посмотреть внутрь файл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r xvf mytar.tar</text:p>
          </table:table-cell>
          <table:table-cell office:value-type="string" table:style-name="ce2">
            <text:p>распаковать, показывая действия (v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<text:span text:style-name="T3">gzip</text:span><text:s/>mytar.tar</text:p>
          </table:table-cell>
          <table:table-cell office:value-type="string" table:style-name="ce2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unzip mytar.tar.gz</text:p>
          </table:table-cell>
          <table:table-cell office:value-type="string" table:style-name="ce2">
            <text:p>раскомпрессировать файл gz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">bzip2</text:span><text:s/>mytar.tar</text:p>
          </table:table-cell>
          <table:table-cell office:value-type="string" table:style-name="ce2">
            <text:p>скомпрессировать более мощным методом в формат .bz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unzip2 mytar.tar.bz2</text:p>
          </table:table-cell>
          <table:table-cell office:value-type="string" table:style-name="ce2">
            <text:p>раскопрессироват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">xz</text:span><text:s/>и unxz</text:p>
          </table:table-cell>
          <table:table-cell office:value-type="string" table:style-name="ce2">
            <text:p>скомпрессовать и раскомпрессовать в формат .xz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ar cvzf mytar.tar Folder1</text:p>
          </table:table-cell>
          <table:table-cell office:value-type="string" table:style-name="ce2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zip -r myZIP.zip Folder1</text:p>
          </table:table-cell>
          <table:table-cell office:value-type="string" table:style-name="ce2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nzip myZIP.zip</text:p>
          </table:table-cell>
          <table:table-cell office:value-type="string" table:style-name="ce2">
            <text:p>распаковать zip-файл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ПОЛЬЗОВАТЕЛИ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cat /etc/passwd</text:p>
          </table:table-cell>
          <table:table-cell office:value-type="string" table:style-name="ce2">
            <text:p>открыть файл с данными всех аккаунтов пользователей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oami</text:p>
          </table:table-cell>
          <table:table-cell office:value-type="string" table:style-name="ce2">
            <text:p>показывает, какой юзер сейчас активен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">su</text:span><text:s/>&lt;имя юзера&gt;</text:p>
          </table:table-cell>
          <table:table-cell office:value-type="string" table:style-name="ce2">
            <text:p>switch user, меняет текущего юзера на указанного, попросит ввести парол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it</text:p>
          </table:table-cell>
          <table:table-cell office:value-type="string" table:style-name="ce2">
            <text:p>выйти из временно примеренного юзера )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gout</text:p>
          </table:table-cell>
          <table:table-cell office:value-type="string" table:style-name="ce2">
            <text:p>выйти из текущего пользователя (root, например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 &lt;имя юзера&gt;</text:p>
          </table:table-cell>
          <table:table-cell office:value-type="string" table:style-name="ce2">
            <text:p>показывает группы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st</text:p>
          </table:table-cell>
          <table:table-cell office:value-type="string" table:style-name="ce2">
            <text:p>показывает крайние логины в систем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o</text:p>
          </table:table-cell>
          <table:table-cell office:value-type="string" table:style-name="ce2">
            <text:p>показывает, кто сейчас залогинен в систему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w</text:p>
          </table:table-cell>
          <table:table-cell office:value-type="string" table:style-name="ce2">
            <text:p>всё то же самое, но ещё показывает и текущий работающий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<text:s/><text:span text:style-name="T3">useradd</text:span><text:s/>-m &lt;имя пользователя&gt;</text:p>
          </table:table-cell>
          <table:table-cell office:value-type="string" table:style-name="ce2">
            <text:p>создаем нового юзера. -m создает ему папку в /hom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passwd &lt;имя пользователя&gt;</text:p>
          </table:table-cell>
          <table:table-cell office:value-type="string" table:style-name="ce2">
            <text:p>установить пароль пользователю, чтобы он мог залогиниться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/etc/skel/</text:p>
          </table:table-cell>
          <table:table-cell office:value-type="string" table:style-name="ce2">
            <text:p>папка-скелет, которая сожержит всё, что будет создаваться для нового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userdel -r &lt;имя пользователя&gt;</text:p>
          </table:table-cell>
          <table:table-cell office:value-type="string" table:style-name="ce2">
            <text:p>удалить пользователя и все его данны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groupadd &lt;имя группы&gt;</text:p>
          </table:table-cell>
          <table:table-cell office:value-type="string" table:style-name="ce2">
            <text:p>создать группу с указанным имене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groupdel &lt;имя группы&gt;</text:p>
          </table:table-cell>
          <table:table-cell office:value-type="string" table:style-name="ce2">
            <text:p>удалить группу (пользователи сохраняются, просто выходят из этой группы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<text:s/><text:span text:style-name="T3">usermod</text:span><text:s/><text:span text:style-name="T2">-aG</text:span><text:s/>&lt;имя группы&gt; &lt;имя пользователя&gt;</text:p>
          </table:table-cell>
          <table:table-cell office:value-type="string" table:style-name="ce2">
            <text:p>добавить в группу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deluser &lt;имя группы&gt; &lt;имя пользователя&gt;</text:p>
          </table:table-cell>
          <table:table-cell office:value-type="string" table:style-name="ce2">
            <text:p>удалить из группы пользователя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СЕТЬ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2">
            <text:p>env | grep proxy</text:p>
          </table:table-cell>
          <table:table-cell office:value-type="string" table:style-name="ce2">
            <text:p>узнать свой proxy-сервер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ifconfig</text:p>
          </table:table-cell>
          <table:table-cell office:value-type="string" table:style-name="ce2">
            <text:p>узнать ip-адрес сервера</text:p>
            <text:p>если команда не найдена, то sudo apt install net-tools (https://losst.ru/oshibka-ifconfig-komanda-ne-najdena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tstat -antu</text:p>
          </table:table-cell>
          <table:table-cell office:value-type="string" table:style-name="ce2">
            <text:p>увидеть занятые порты на локальной машин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fconfig</text:p>
          </table:table-cell>
          <table:table-cell office:value-type="string" table:style-name="ce2">
            <text:p>данные о сет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p addr show</text:p>
          </table:table-cell>
          <table:table-cell office:value-type="string" table:style-name="ce2">
            <text:p>другой вариант данных о сет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oute</text:p>
          </table:table-cell>
          <table:table-cell office:value-type="string" table:style-name="ce2">
            <text:p>адреса пересылки пакетов в разных странах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ping</text:p>
          </table:table-cell>
          <table:table-cell office:value-type="string" table:style-name="ce2">
            <text:p>отослать пакеты на адрес, проверить ответ (пропинговать)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ПРАВА</text:p>
          </table:table-cell>
          <table:table-cell table:style-name="ce6"/>
          <table:table-cell table:number-columns-repeated="16382"/>
        </table:table-row>
        <table:table-row table:style-name="ro2">
          <table:table-cell office:value-type="string" table:style-name="ce2">
            <text:p>rwx</text:p>
          </table:table-cell>
          <table:table-cell office:value-type="string" table:style-name="ce2">
            <text:p>права на чтение, запись, исполнение файла (или вход в папку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--</text:p>
          </table:table-cell>
          <table:table-cell office:value-type="string" table:style-name="ce2">
            <text:p>право только на чтени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own &lt;имя пользователя&gt; &lt;имя файла/папки&gt;</text:p>
          </table:table-cell>
          <table:table-cell office:value-type="string" table:style-name="ce2">
            <text:p>поменять владельца файла/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grp &lt;имя группы&gt; &lt;имя файла/папки&gt;</text:p>
          </table:table-cell>
          <table:table-cell office:value-type="string" table:style-name="ce2">
            <text:p>поменять доступ групп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mod o+x &lt;имя файла/папки&gt;</text:p>
          </table:table-cell>
          <table:table-cell office:value-type="string" table:style-name="ce2">
            <text:p>добавить право others (o) на запуск файла (x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u+x, g-w, o+r &lt;имя файла/папки&gt;</text:p>
          </table:table-cell>
          <table:table-cell office:value-type="string" table:style-name="ce2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hmod ugo=r &lt;имя файла/папки&gt;</text:p>
          </table:table-cell>
          <table:table-cell office:value-type="string" table:style-name="ce2">
            <text:p>юзеру, группе и остальным - всем поставить толкьо право read, остальные права отключит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 = 4, w = 2, x =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rwx = 7, rw- = 6, r-x = 5, r-- = 4, -wx = 3, -w- = 2, --x = 1, --- = 0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table:style-name="ce2">
            <text:p>chmod 777 &lt;имя файла/папки&gt;</text:p>
          </table:table-cell>
          <table:table-cell office:value-type="string" table:style-name="ce2">
            <text:p>дать полные права всем. Первая 7 - пользователю, вторая - группе, третья — остальны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o+t &lt;имя папки&gt;</text:p>
          </table:table-cell>
          <table:table-cell office:value-type="string" table:style-name="ce2">
            <text:p>сделать sticky beat для папки, запретить удалять файлы не владельцам файл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1777 &lt;имя папки&gt;</text:p>
          </table:table-cell>
          <table:table-cell office:value-type="string" table:style-name="ce2">
            <text:p>сделать в папке полные права. Первая цифра - sticky beat. 1 включает, 0 выключает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УСТРОЙСТВА</text:p>
          </table:table-cell>
          <table:table-cell table:style-name="ce6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lsusb</text:p>
          </table:table-cell>
          <table:table-cell office:value-type="string" table:style-name="ce2">
            <text:p>Показывает подключенные по USB устройств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animage -L</text:p>
          </table:table-cell>
          <table:table-cell office:value-type="string" table:style-name="ce2">
            <text:p>Показывает установленные сканеры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ubuntu-drivers devices</text:p>
          </table:table-cell>
          <table:table-cell office:value-type="string" table:style-name="ce2">
            <text:p>Вывести список девайсов.</text:p>
            <text:p>Например, видеокарту и ее драйверы.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brscan-skey <text:s/>-l</text:p>
          </table:table-cell>
          <table:table-cell office:value-type="string" table:style-name="ce2">
            <text:p>Показать список установленных устройств фирмы Brother</text:p>
          </table:table-cell>
          <table:table-cell table:number-columns-repeated="16382"/>
        </table:table-row>
        <table:table-row table:number-rows-repeated="5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4">
            <text:p>УСТАНОВКА ДОПОЛНЕНИЙ НА VBOX для открытия общих папок</text:p>
          </table:table-cell>
          <table:table-cell table:style-name="ce4"/>
          <table:table-cell table:number-columns-repeated="16382"/>
        </table:table-row>
        <table:table-row table:style-name="ro8">
          <table:table-cell office:value-type="string" table:style-name="ce2">
            <text:p>В VB настраиваем общие папки и затем проводим следующие команды:</text:p>
            <text:p>http://the-komp.ru/virtualbox-dopolneniya-gostevoj-os.html</text:p>
            <text:p/>
            <text:p>https://qna.habr.com/q/466840</text:p>
          </table:table-cell>
          <table:table-cell table:style-name="ce2"/>
          <table:table-cell table:number-columns-repeated="16382"/>
        </table:table-row>
        <table:table-row table:style-name="ro3">
          <table:table-cell office:value-type="string" table:style-name="ce2">
            <text:p>cd /media/cdrom</text:p>
          </table:table-cell>
          <table:table-cell office:value-type="string" table:style-name="ce2">
            <text:p>- или немного по-другому - перейти в сд-ром, перед уэтим через меню Vbox монтирвоав сд-ром с дополнениями</text:p>
            <text:p/>
          </table:table-cell>
          <table:table-cell table:number-columns-repeated="16382"/>
        </table:table-row>
        <table:table-row table:style-name="ro9">
          <table:table-cell office:value-type="string" table:style-name="ce2">
            <text:p><text:span text:style-name="T4">sudo sh ./VBoxLinuxAdditions.run</text:span><text:span text:style-name="T4"/></text:p>
            <text:p><text:span text:style-name="T4">sudo adduser username vboxsf</text:span><text:span text:style-name="T4"/></text:p>
            <text:p><text:span text:style-name="T4">sudo reboot</text:span></text:p>
          </table:table-cell>
          <table:table-cell table:style-name="ce2"/>
          <table:table-cell table:number-columns-repeated="16382"/>
        </table:table-row>
        <table:table-row table:number-rows-repeated="7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">
            <text:p>BASH SCRIPTS</text:p>
          </table:table-cell>
          <table:table-cell table:style-name="ce6"/>
          <table:table-cell table:number-columns-repeated="16382"/>
        </table:table-row>
        <table:table-row table:style-name="ro8">
          <table:table-cell table:style-name="ce2"/>
          <table:table-cell office:value-type="string" table:style-name="ce2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mod a+x myscript.sh</text:p>
          </table:table-cell>
          <table:table-cell office:value-type="string" table:style-name="ce2">
            <text:p>файлу скрипта надо дать возможность запускаться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./myscript.sh</text:p>
          </table:table-cell>
          <table:table-cell office:value-type="string" table:style-name="ce2">
            <text:p>запустить скрипт с именем myscript.sh, если мы в его директории</text:p>
            <text:p/>
          </table:table-cell>
          <table:table-cell table:number-columns-repeated="16382"/>
        </table:table-row>
        <table:table-row table:style-name="ro4">
          <table:table-cell office:value-type="string" table:style-name="ce2">
            <text:p>$0</text:p>
          </table:table-cell>
          <table:table-cell office:value-type="string" table:style-name="ce2">
            <text:p>переменные пишутся в кавычках и со знаком $, затем пишется порядковый номер переменной.</text:p>
            <text:p>$0 - название файла со скриптом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$1</text:p>
          </table:table-cell>
          <table:table-cell office:value-type="string" table:style-name="ce2">
            <text:p>первая переменная и т. д.</text:p>
          </table:table-cell>
          <table:table-cell table:number-columns-repeated="16382"/>
        </table:table-row>
        <table:table-row table:style-name="ro10">
          <table:table-cell office:value-type="string" table:style-name="ce2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office:value-type="string" table:style-name="ce2">
            <text:p>Обычный if.</text:p>
            <text:p/>
            <text:p>конец if, тот же if, но наоборот… получается fi</text:p>
          </table:table-cell>
          <table:table-cell table:number-columns-repeated="16382"/>
        </table:table-row>
        <table:table-row table:style-name="ro11">
          <table:table-cell office:value-type="string" table:style-name="ce2">
            <text:p>read -p "Please, enter something: " x</text:p>
            <text:p>echo "Starting CASE selection..."</text:p>
            <text:p>case $x in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office:value-type="string" table:style-name="ce2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16382"/>
        </table:table-row>
        <table:table-row table:style-name="ro8">
          <table:table-cell office:value-type="string" table:style-name="ce2">
            <text:p>COUNTER=0</text:p>
            <text:p>while [ $COUNTER -lt 10 ]; do</text:p>
            <text:p>echo "Current counter is $COUNTER"</text:p>
            <text:p>COUNTER=$(($COUNTER+1))</text:p>
            <text:p># let COUNTER+=1</text:p>
          </table:table-cell>
          <table:table-cell office:value-type="string" table:style-name="ce2">
            <text:p>while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for myfile in `ls *.txt`; do</text:p>
            <text:p>cat $myfile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for x in {1...10}; do</text:p>
            <text:p>echo "X = $x"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for (( i=1; i&lt;=10; i++ )); do</text:p>
            <text:p>echo "Nomer I = $i"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summa=0</text:p>
          </table:table-cell>
          <table:table-cell office:value-type="string" table:style-name="ce2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16382"/>
        </table:table-row>
        <table:table-row table:style-name="ro12">
          <table:table-cell office:value-type="string" table:style-name="ce2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office:value-type="string" table:style-name="ce2">
            <text:p>задаём функци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yFunction 50 vasya</text:p>
          </table:table-cell>
          <table:table-cell office:value-type="string" table:style-name="ce2">
            <text:p>вызываем функци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"Summa = $summa"</text:p>
          </table:table-cell>
          <table:table-cell office:value-type="string" table:style-name="ce2">
            <text:p>выводим изменившуюся переменную</text:p>
          </table:table-cell>
          <table:table-cell table:number-columns-repeated="16382"/>
        </table:table-row>
        <table:table-row table:number-rows-repeated="52" table:style-name="ro1">
          <table:table-cell table:number-columns-repeated="2" table:style-name="ce2"/>
          <table:table-cell table:number-columns-repeated="16382"/>
        </table:table-row>
        <table:table-row table:number-rows-repeated="1048275" table:style-name="ro13">
          <table:table-cell table:number-columns-repeated="16384"/>
        </table:table-row>
      </table:table>
      <table:table table:name="GIT" table:style-name="ta2">
        <table:table-column table:style-name="co2" table:default-cell-style-name="ce3"/>
        <table:table-column table:style-name="co5" table:default-cell-style-name="ce3"/>
        <table:table-column table:style-name="co3" table:number-columns-repeated="62" table:default-cell-style-name="ce3"/>
        <table:table-column table:style-name="co4" table:number-columns-repeated="16320" table:default-cell-style-name="ce1"/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8">
            <text:p>КОММИТ, ПУШ и ПУЛЛ</text:p>
          </table:table-cell>
          <table:table-cell table:style-name="ce8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5">add</text:span><text:span text:style-name="T4"><text:s/>.</text:span></text:p>
          </table:table-cell>
          <table:table-cell office:value-type="string" table:style-name="ce2">
            <text:p>добавить в список назначенных к выгрузке ВСЕ файлы и 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6">git<text:s/></text:span><text:span text:style-name="T7">commit</text:span><text:span text:style-name="T6"><text:s/>-m "README file was changed"</text:span></text:p>
          </table:table-cell>
          <table:table-cell office:value-type="string" table:style-name="ce2">
            <text:p>НАЗНАЧИТЬ к выгрузке в ЛОКАЛЬНЫЙ репозиторий файлы и <text:s/>дать комментарий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it<text:s/><text:span text:style-name="T5">push</text:span><text:s/>-u<text:s/><text:span text:style-name="T9">origin master</text:span></text:p>
          </table:table-cell>
          <table:table-cell office:value-type="string" table:style-name="ce2">
            <text:p><text:span text:style-name="T4">из локального выгрузить ветку главную в репозиторий, подключенный как<text:s/></text:span><text:span text:style-name="T10">origin</text:span><text:span text:style-name="T4">, в ветку<text:s/></text:span><text:span text:style-name="T11">master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git<text:s/><text:span text:style-name="T12">diff</text:span><text:s/>--stat --cached<text:span text:style-name="T13"><text:s/>origin/master</text:span></text:p>
          </table:table-cell>
          <table:table-cell office:value-type="string" table:style-name="ce2">
            <text:p>Посмотреть, какие файлы затронет коммит.<text:s/></text:p>
            <text:p>Перед пушем полезно глянуть, что не изменил конфиг, например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git rm --cached blog/blog.php</text:p>
          </table:table-cell>
          <table:table-cell office:value-type="string" table:style-name="ce2">
            <text:p>исключить из назначенных к выгрузке конкретный файл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it push</text:p>
          </table:table-cell>
          <table:table-cell office:value-type="string" table:style-name="ce2">
            <text:p>краткая команда выгрузить из локалки в репозиторий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S D:\Python\aanikin\Python&gt; git<text:s/><text:span text:style-name="T2">add</text:span><text:s/>Practice/a.makarov/test.py</text:p>
          </table:table-cell>
          <table:table-cell office:value-type="string" table:style-name="ce2">
            <text:p>добавление к коммиту папки, либо можно добавить всё указав точку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git<text:s/><text:span text:style-name="T14">pull</text:span><text:s/>aanikin master –allow-unrelated-histories</text:p>
          </table:table-cell>
          <table:table-cell office:value-type="string" table:style-name="ce2">
            <text:p>скачать данные с репозитория, обновив свою папк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D:\Python\aanikin\Python&gt; git<text:s/><text:span text:style-name="T14">push</text:span><text:s/>-u aanikin --all</text:p>
          </table:table-cell>
          <table:table-cell office:value-type="string" table:style-name="ce2">
            <text:p>ПОСЛЕ pull <text:s/>можно изменять файлы и делать push — закинуть измененные свои файл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15">clone</text:span><text:span text:style-name="T4"><text:s/></text:span>https://github.com/aanikin/Python</text:p>
          </table:table-cell>
          <table:table-cell office:value-type="string" table:style-name="ce2">
            <text:p>скачать содержимое репозитория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git clean -df</text:p>
            <text:p>git reset --hard</text:p>
            <text:p>git pull<text:s/><text:span text:style-name="T13">origin master</text:span></text:p>
          </table:table-cell>
          <table:table-cell office:value-type="string" table:style-name="ce2">
            <text:p>Запуллить репозиторий, стирая изменения в локальной папке (отменяя их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ТЭГИ</text:p>
          </table:table-cell>
          <table:table-cell table:style-name="ce4"/>
          <table:table-cell table:number-columns-repeated="16382"/>
        </table:table-row>
        <table:table-row table:style-name="ro14">
          <table:table-cell office:value-type="string" table:style-name="ce10">
            <text:p>git tag stable-1</text:p>
          </table:table-cell>
          <table:table-cell office:value-type="string" table:style-name="ce2">
            <text:p><text:span text:style-name="T6">создать «легковесный» тэг, связанный с последним</text:span><text:span text:style-name="T6"/></text:p>
            <text:p><text:span text:style-name="T6">коммитом. Если тэг уже есть, то еще один создан не будет.</text:span>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git tag stable-2 f292ef5</text:p>
          </table:table-cell>
          <table:table-cell office:value-type="string" table:style-name="ce10">
            <text:p>пометить тэгом определенный коммит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БЭКАП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0">
            <text:p>git reset</text:p>
          </table:table-cell>
          <table:table-cell office:value-type="string" table:style-name="ce10">
            <text:p>Отмена слеанного git add</text:p>
          </table:table-cell>
          <table:table-cell table:number-columns-repeated="16382"/>
        </table:table-row>
        <table:table-row table:style-name="ro15">
          <table:table-cell office:value-type="string" table:style-name="ce11">
            <text:p>git<text:s/><text:span text:style-name="T17">reset</text:span><text:s/>--soft<text:s/><text:span text:style-name="T9">origin feature</text:span></text:p>
          </table:table-cell>
          <table:table-cell office:value-type="string" table:style-name="ce2">
            <text:p><text:span text:style-name="T18">Главная команда!</text:span><text:span text:style-name="T18"/></text:p>
            <text:p><text:span text:style-name="T6">Отменяет сделанный коммит, если он ещё не запушен. Вместо origin ставьте свой репозиторий и ветку можно ещё добавить.</text:span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git<text:s/><text:span text:style-name="T17">checkout</text:span><text:s/>&lt;hello.html&gt;</text:p>
          </table:table-cell>
          <table:table-cell office:value-type="string" table:style-name="ce2">
            <text:p>отбэкапиться на версию до коммита с hello.html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it reset &lt;кусок изменённого объекта, например HEAD hello.html&gt;</text:p>
          </table:table-cell>
          <table:table-cell office:value-type="string" table:style-name="ce2">
            <text:p>убрать из индексации часть изменений (после случайного git add .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0">
            <text:p>git revert 7f6b500</text:p>
          </table:table-cell>
          <table:table-cell office:value-type="string" table:style-name="ce10">
            <text:p>отменить коммит с указанным ID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git reset 9cf99cc —hard</text:p>
          </table:table-cell>
          <table:table-cell office:value-type="string" table:style-name="ce10">
            <text:p>нормально отбэкапиться к ID версии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АНАЛИЗ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git log —oneline</text:p>
          </table:table-cell>
          <table:table-cell office:value-type="string" table:style-name="ce2">
            <text:p>посмотреть лог по 1 строчке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git status<text:s text:c="2"/></text:p>
          </table:table-cell>
          <table:table-cell office:value-type="string" table:style-name="ce10">
            <text:p>посмотреть, что назначено к выгрузке в Локалку (перед add)</text:p>
          </table:table-cell>
          <table:table-cell table:number-columns-repeated="16382"/>
        </table:table-row>
        <table:table-row table:style-name="ro16">
          <table:table-cell office:value-type="string" table:style-name="ce2">
            <text:p>git<text:s/><text:span text:style-name="T12">diff</text:span><text:s/>--stat --cached<text:span text:style-name="T13"><text:s/>origin/master</text:span></text:p>
          </table:table-cell>
          <table:table-cell office:value-type="string" table:style-name="ce10">
            <text:p>Посмотреть, какие файлы затронет подготовленный коммит (перед push).<text:s/></text:p>
            <text:p>Перед пушем полезно глянуть, что не изменил конфиг, например.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<text:span text:style-name="T4">git<text:s/></text:span><text:span text:style-name="T5">remote</text:span><text:span text:style-name="T4"><text:s/></text:span><text:span text:style-name="T10">show<text:s/></text:span><text:span text:style-name="T4">origin</text:span></text:p>
          </table:table-cell>
          <table:table-cell office:value-type="string" table:style-name="ce10">
            <text:p><text:span text:style-name="T4">то же самое</text:span>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git remote -v</text:p>
          </table:table-cell>
          <table:table-cell office:value-type="string" table:style-name="ce10">
            <text:p>узнать, к каким репозиториям подключен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git config --get remote.origin.url</text:p>
          </table:table-cell>
          <table:table-cell office:value-type="string" table:style-name="ce10">
            <text:p>увидеть, какой онлайн-репозиторий выбран как origin</text:p>
          </table:table-cell>
          <table:table-cell table:number-columns-repeated="16382"/>
        </table:table-row>
        <table:table-row table:style-name="ro1">
          <table:table-cell table:number-columns-repeated="2" table:style-name="ce10"/>
          <table:table-cell table:number-columns-repeated="16382"/>
        </table:table-row>
        <table:table-row table:style-name="ro1">
          <table:table-cell office:value-type="string" table:style-name="ce10">
            <text:p>git branch -a</text:p>
          </table:table-cell>
          <table:table-cell office:value-type="string" table:style-name="ce10">
            <text:p>увидеть все ветки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git log —pretty=oneline</text:p>
          </table:table-cell>
          <table:table-cell office:value-type="string" table:style-name="ce10">
            <text:p>Вывести историю коммитов</text:p>
          </table:table-cell>
          <table:table-cell table:number-columns-repeated="16382"/>
        </table:table-row>
        <table:table-row table:style-name="ro14">
          <table:table-cell office:value-type="string" table:style-name="ce10">
            <text:p>git tag</text:p>
          </table:table-cell>
          <table:table-cell office:value-type="string" table:style-name="ce2">
            <text:p><text:span text:style-name="T6">Посмотреть список имеющихся тегов</text:span><text:span text:style-name="T6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8">
            <text:p>НАСТРОЙКИ ПОДКЛЮЧЕНИЯ</text:p>
          </table:table-cell>
          <table:table-cell table:style-name="ce8"/>
          <table:table-cell table:number-columns-repeated="16382"/>
        </table:table-row>
        <table:table-row table:style-name="ro1">
          <table:table-cell office:value-type="string" table:style-name="ce2">
            <text:p>git config --global user.name<text:s/><text:span text:style-name="T19">"AntAlMakarov"</text:span></text:p>
          </table:table-cell>
          <table:table-cell office:value-type="string" table:style-name="ce2">
            <text:p>установить имя своего юзер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it config --global user.password "your password"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 config --global user.email<text:s/></text:span><text:span text:style-name="T20">"</text:span>AntAlMakarov@greenatom.ru<text:span text:style-name="T20">"</text:span></text:p>
          </table:table-cell>
          <table:table-cell office:value-type="string" table:style-name="ce2">
            <text:p><text:span text:style-name="T4">установить email своего юзера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6">git<text:s/></text:span><text:span text:style-name="T7">remote<text:s/></text:span><text:span text:style-name="T21">add</text:span><text:span text:style-name="T7"><text:s/></text:span><text:span text:style-name="T21">origin</text:span><text:span text:style-name="T6"><text:s/></text:span>https://gitlab.com/dev/name_repo<text:span text:style-name="T6">/</text:span></text:p>
          </table:table-cell>
          <table:table-cell office:value-type="string" table:style-name="ce2">
            <text:p>подключиться к репозиторию "dev/name_repo", созданному на гит</text:p>
          </table:table-cell>
          <table:table-cell table:number-columns-repeated="16382"/>
        </table:table-row>
        <table:table-row table:style-name="ro17">
          <table:table-cell office:value-type="string" table:style-name="ce2">
            <text:p><text:span text:style-name="T4">git remote add origin<text:s/></text:span>https://github.com/Antohnio123/Antohnio.git</text:p>
          </table:table-cell>
          <table:table-cell office:value-type="string" table:style-name="ce2">
            <text:p>подключиться к моему репозиторию на GitHub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git<text:s/><text:span text:style-name="T5">remote<text:s/></text:span><text:span text:style-name="T15">set-url</text:span><text:span text:style-name="T5"><text:s/></text:span><text:span text:style-name="T15">origin</text:span><text:span text:style-name="T5"><text:s/></text:span>new.git.url/here</text:p>
          </table:table-cell>
          <table:table-cell office:value-type="string" table:style-name="ce2">
            <text:p>Переключиться на другой репозиторий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2">
          <table:table-cell office:value-type="string" table:style-name="ce2">
            <text:p><text:span text:style-name="T4">git remote add aanikin<text:s/></text:span>https://github.com/aanikin/Python</text:p>
          </table:table-cell>
          <table:table-cell office:value-type="string" table:style-name="ce2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8">
            <text:p>ВЕТКИ:</text:p>
          </table:table-cell>
          <table:table-cell table:style-name="ce8"/>
          <table:table-cell table:number-columns-repeated="16382"/>
        </table:table-row>
        <table:table-row table:style-name="ro1">
          <table:table-cell office:value-type="string" table:style-name="ce12">
            <text:p>git branch -a</text:p>
          </table:table-cell>
          <table:table-cell office:value-type="string" table:style-name="ce10">
            <text:p>увидеть все ветки</text:p>
          </table:table-cell>
          <table:table-cell table:number-columns-repeated="16382"/>
        </table:table-row>
        <table:table-row table:style-name="ro14">
          <table:table-cell office:value-type="string" table:style-name="ce10">
            <text:p>git checkout -b admin</text:p>
          </table:table-cell>
          <table:table-cell office:value-type="string" table:style-name="ce2">
            <text:p><text:span text:style-name="T6">создать ветку admin и сразу на неё переключиться</text:span><text:span text:style-name="T6"/>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13">
            <text:p>git checkout forum</text:p>
          </table:table-cell>
          <table:table-cell office:value-type="string" table:style-name="ce10">
            <text:p>переключиться на ветку форума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git checkout 2a36c1b</text:p>
          </table:table-cell>
          <table:table-cell office:value-type="string" table:style-name="ce10">
            <text:p>переключиться на версию с указанным ID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0">
            <text:p>git merge forum</text:p>
          </table:table-cell>
          <table:table-cell office:value-type="string" table:style-name="ce10">
            <text:p>слить текущую ветку и указанную (forum)</text:p>
          </table:table-cell>
          <table:table-cell table:number-columns-repeated="16382"/>
        </table:table-row>
        <table:table-row table:style-name="ro1">
          <table:table-cell table:number-columns-repeated="64" table:style-name="ce3"/>
          <table:table-cell table:number-columns-repeated="16320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0">
            <text:p>git branch --set-upstream-to=master tocheck</text:p>
          </table:table-cell>
          <table:table-cell office:value-type="string" table:style-name="ce10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16382"/>
        </table:table-row>
        <table:table-row table:style-name="ro1">
          <table:table-cell table:number-columns-repeated="2" table:style-name="ce10"/>
          <table:table-cell table:number-columns-repeated="16382"/>
        </table:table-row>
        <table:table-row table:style-name="ro18">
          <table:table-cell office:value-type="string" table:style-name="ce10">
            <text:p>$ git checkout &lt;feature&gt;</text:p>
            <text:p>$ git<text:s/><text:span text:style-name="T2">merge</text:span><text:s/>master</text:p>
            <text:p>(or)</text:p>
            <text:p>$ git<text:s/><text:span text:style-name="T2">merge</text:span><text:s/>master &lt;feature&gt;</text:p>
          </table:table-cell>
          <table:table-cell office:value-type="string" table:style-name="ce10">
            <text:p>Merge (слияние веток)</text:p>
          </table:table-cell>
          <table:table-cell table:number-columns-repeated="16382"/>
        </table:table-row>
        <table:table-row table:style-name="ro1">
          <table:table-cell table:number-columns-repeated="2" table:style-name="ce10"/>
          <table:table-cell table:number-columns-repeated="16382"/>
        </table:table-row>
        <table:table-row table:style-name="ro19">
          <table:table-cell office:value-type="string" table:style-name="ce10">
            <text:p>git checkout &lt;feature&gt;</text:p>
            <text:p>git<text:s/><text:span text:style-name="T22">rebase</text:span><text:s/>-i master</text:p>
          </table:table-cell>
          <table:table-cell office:value-type="string" table:style-name="ce10">
            <text:p>Перебазирвоание одной ветки в другую (мастера в &lt;feature&gt;). ОСТОРОЖНО! Перезаписывает историю, срывает связи с удаленными ветками (требуется новый пуш)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16382"/>
        </table:table-row>
        <table:table-row table:style-name="ro1">
          <table:table-cell table:number-columns-repeated="2" table:style-name="ce10"/>
          <table:table-cell table:number-columns-repeated="16382"/>
        </table:table-row>
        <table:table-row table:style-name="ro16">
          <table:table-cell office:value-type="string" table:style-name="ce10">
            <text:p>git<text:s/><text:span text:style-name="T23">stash</text:span></text:p>
          </table:table-cell>
          <table:table-cell office:value-type="string" table:style-name="ce10">
            <text:p>Спрятать свои изменения, сделанные в ветке.<text:s text:c="2"/></text:p>
            <text:p>Чтобы, например, переключиться с нее на другую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git<text:s/><text:span text:style-name="T23">stash</text:span><text:s/>save "Какое-нибудь сообщение"</text:p>
          </table:table-cell>
          <table:table-cell office:value-type="string" table:style-name="ce10">
            <text:p>Сохранить с сообщением</text:p>
          </table:table-cell>
          <table:table-cell table:number-columns-repeated="16382"/>
        </table:table-row>
        <table:table-row table:style-name="ro16">
          <table:table-cell office:value-type="string" table:style-name="ce10">
            <text:p>git<text:s/><text:span text:style-name="T23">stash</text:span><text:s/>save<text:s/><text:span text:style-name="T24">-u</text:span></text:p>
          </table:table-cell>
          <table:table-cell office:value-type="string" table:style-name="ce10">
            <text:p>Git stash не прячет файлы, которые не добавлены в репозиторий. Чтобы их спрятать с остальными изменениями используется опция --include-untracked (или -u)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git<text:s/><text:span text:style-name="T23">stash</text:span><text:s/>list</text:p>
          </table:table-cell>
          <table:table-cell office:value-type="string" table:style-name="ce10">
            <text:p>Выводит список всего, что спрятано</text:p>
          </table:table-cell>
          <table:table-cell table:number-columns-repeated="16382"/>
        </table:table-row>
        <table:table-row table:style-name="ro1">
          <table:table-cell table:number-columns-repeated="2" table:style-name="ce10"/>
          <table:table-cell table:number-columns-repeated="16382"/>
        </table:table-row>
        <table:table-row table:style-name="ro16">
          <table:table-cell office:value-type="string" table:style-name="ce10">
            <text:p>git<text:s/><text:span text:style-name="T23">push -d</text:span><text:s/>origin &lt;branch_name&gt;</text:p>
          </table:table-cell>
          <table:table-cell office:value-type="string" table:style-name="ce10">
            <text:p>Удаление ветки на удаленном репозитории <text:s/>И локально:<text:s/></text:p>
            <text:p>https://stackoverflow.com/questions/2003505/how-do-i-delete-a-git-branch-locally-and-remotely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git branch -d &lt;имя ветки&gt;</text:p>
          </table:table-cell>
          <table:table-cell office:value-type="string" table:style-name="ce10">
            <text:p>удалить ветку только ЛОКАЛЬНО за ненадобностью или после merge с другой.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git<text:s/><text:span text:style-name="T10">stash</text:span><text:s/><text:span text:style-name="T25">clear</text:span></text:p>
          </table:table-cell>
          <table:table-cell office:value-type="string" table:style-name="ce10">
            <text:p>очистить спрятанные изменения разом все</text:p>
          </table:table-cell>
          <table:table-cell table:number-columns-repeated="16382"/>
        </table:table-row>
        <table:table-row table:style-name="ro9">
          <table:table-cell office:value-type="string" table:style-name="ce10">
            <text:p>git<text:s/><text:span text:style-name="T23">stash</text:span><text:span text:style-name="T23"/></text:p>
            <text:p>git checkout branch123</text:p>
            <text:p>git<text:s/><text:span text:style-name="T23">stash apply</text:span></text:p>
          </table:table-cell>
          <table:table-cell office:value-type="string" table:style-name="ce10">
            <text:p>Работал не в той ветке. Перенести наработки в другую ветку.</text:p>
            <text:p>Перед этим stash очистить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10"/>
          <table:table-cell table:number-columns-repeated="16382"/>
        </table:table-row>
        <table:table-row table:style-name="ro1">
          <table:table-cell office:value-type="string" table:style-name="ce14">
            <text:p>ВЕТКИ в Gitlab - правильное создание issue и их мерджевание</text:p>
          </table:table-cell>
          <table:table-cell table:style-name="ce14"/>
          <table:table-cell table:number-columns-repeated="16382"/>
        </table:table-row>
        <table:table-row table:style-name="ro10">
          <table:table-cell office:value-type="string" table:style-name="ce3">
            <text:p>В Gitlab создаёшь Issues - New issue,</text:p>
            <text:p>В ней делаешь Merge request - таким образом создаешь новую ветку под это задание от master!</text:p>
            <text:p>В ней работаешь. Когда работа сделана, отмечаешь ее как ready (Mark as ready/Mark as draft кнопка) и мердж реквест оформляешь на проверяющего</text:p>
          </table:table-cell>
          <table:table-cell office:value-type="string" table:style-name="ce10">
            <text:p>Когда дают новое задание. Как сделать его в отдельной ветке.</text:p>
          </table:table-cell>
          <table:table-cell table:number-columns-repeated="16382"/>
        </table:table-row>
        <table:table-row table:style-name="ro20">
          <table:table-cell office:value-type="string" table:style-name="ce10">
            <text:p>Ну а если хочешь продолжить в "working"-ветке работать, то</text:p>
            <text:p>бренчуешься от мастера в новую ветку "migration",<text:s/></text:p>
            <text:p>пулишь "issue-40", делаешь миграции, накатываешь их, делаешь мержреквест на эту ветку.<text:s/></text:p>
            <text:p>Ну а потом либо эту ветку пулишь в свою "working", либо ждёшь, пока миграции в мастер не вольются, а потом тупо в "working" пулишь мастер.</text:p>
          </table:table-cell>
          <table:table-cell office:value-type="string" table:style-name="ce10">
            <text:p>Как сделать быстрые изменения (миграцию) и залить свои же изменения в одной ветке в другую</text:p>
          </table:table-cell>
          <table:table-cell table:number-columns-repeated="16382"/>
        </table:table-row>
        <table:table-row table:number-rows-repeated="6" table:style-name="ro1">
          <table:table-cell table:number-columns-repeated="2" table:style-name="ce10"/>
          <table:table-cell table:number-columns-repeated="16382"/>
        </table:table-row>
        <table:table-row table:number-rows-repeated="3" table:style-name="ro1">
          <table:table-cell table:number-columns-repeated="2" table:style-name="ce10"/>
          <table:table-cell table:number-columns-repeated="62" table:style-name="ce3"/>
          <table:table-cell table:number-columns-repeated="16320"/>
        </table:table-row>
        <table:table-row table:style-name="ro1">
          <table:table-cell office:value-type="string" table:style-name="ce15">
            <text:p>Мердж / <text:s/>Пул реквест</text:p>
          </table:table-cell>
          <table:table-cell table:style-name="ce15"/>
          <table:table-cell table:number-columns-repeated="62" table:style-name="ce16"/>
          <table:table-cell table:number-columns-repeated="16320" table:style-name="ce17"/>
        </table:table-row>
        <table:table-row table:style-name="ro16">
          <table:table-cell office:value-type="string" table:style-name="ce10">
            <text:p>git checkout aq</text:p>
            <text:p>git rebase master</text:p>
          </table:table-cell>
          <table:table-cell office:value-type="string" table:style-name="ce10">
            <text:p>Обновить ветку новыми изменениями, произошедшими в мастере</text:p>
          </table:table-cell>
          <table:table-cell table:number-columns-repeated="62" table:style-name="ce3"/>
          <table:table-cell table:number-columns-repeated="16320"/>
        </table:table-row>
        <table:table-row table:style-name="ro16">
          <table:table-cell office:value-type="string" table:style-name="ce10">
            <text:p>git checkout aq</text:p>
            <text:p>git merge origin/master</text:p>
          </table:table-cell>
          <table:table-cell office:value-type="string" table:style-name="ce10">
            <text:p>То же самое, обновление ветки, отмердженой от мастера последними изменениями мастера</text:p>
          </table:table-cell>
          <table:table-cell table:number-columns-repeated="62" table:style-name="ce3"/>
          <table:table-cell table:number-columns-repeated="16320"/>
        </table:table-row>
        <table:table-row table:number-rows-repeated="3" table:style-name="ro1">
          <table:table-cell table:number-columns-repeated="2" table:style-name="ce10"/>
          <table:table-cell table:number-columns-repeated="62" table:style-name="ce3"/>
          <table:table-cell table:number-columns-repeated="16320"/>
        </table:table-row>
        <table:table-row table:style-name="ro1">
          <table:table-cell table:number-columns-repeated="2" table:style-name="ce2"/>
          <table:table-cell table:number-columns-repeated="62" table:style-name="ce3"/>
          <table:table-cell table:number-columns-repeated="16320"/>
        </table:table-row>
        <table:table-row table:style-name="ro1">
          <table:table-cell table:style-name="ce10"/>
          <table:table-cell table:style-name="ce2"/>
          <table:table-cell table:number-columns-repeated="62" table:style-name="ce3"/>
          <table:table-cell table:number-columns-repeated="16320"/>
        </table:table-row>
        <table:table-row table:style-name="ro1">
          <table:table-cell table:number-columns-repeated="2" table:style-name="ce2"/>
          <table:table-cell table:number-columns-repeated="62" table:style-name="ce3"/>
          <table:table-cell table:number-columns-repeated="16320"/>
        </table:table-row>
        <table:table-row table:style-name="ro1">
          <table:table-cell office:value-type="string" table:style-name="ce18">
            <text:p>SSH-key</text:p>
          </table:table-cell>
          <table:table-cell table:style-name="ce4"/>
          <table:table-cell table:number-columns-repeated="62" table:style-name="ce3"/>
          <table:table-cell table:number-columns-repeated="16320"/>
        </table:table-row>
        <table:table-row table:style-name="ro1">
          <table:table-cell office:value-type="string" table:number-columns-spanned="2" table:number-rows-spanned="1" table:style-name="ce23">
            <text:p><text:span text:style-name="T6">Open a terminal on Linux or macOS, or Git Bash / WSL on Windows.</text:span><text:span text:style-name="T6"/></text:p>
            <text:p><text:span text:style-name="T6">Generate a new ED25519 SSH key pair:</text:span><text:span text:style-name="T6"/></text:p>
            <text:p><text:span text:style-name="T6">ssh-keygen -t ed25519 -C "email@example.com"</text:span><text:span text:style-name="T6"/></text:p>
            <text:p/>
            <text:p><text:span text:style-name="T6">Or, if you want to use RSA:</text:span><text:span text:style-name="T6"/></text:p>
            <text:p><text:span text:style-name="T6">ssh-keygen -t rsa -b 4096 -C "email@example.com"</text:span><text:span text:style-name="T6"/></text:p>
            <text:p/>
            <text:p><text:span text:style-name="T6">It will generate the key in =&gt; C:\Users\yourname.ssh directory.</text:span><text:span text:style-name="T6"/></text:p>
            <text:p><text:span text:style-name="T6">Copy the public key and paste in the gitlab location.</text:span><text:span text:style-name="T6"/></text:p>
            <text:p/>
            <text:p><text:span text:style-name="T6">ssh-agent $(ssh-add C:\Users\youname\.ssh\id_rsa; git clone<text:s/></text:span>git@gitlab.com<text:span text:style-name="T6">:xyz/SpringBootStarter.git)</text:span></text:p>
          </table:table-cell>
          <table:covered-table-cell/>
          <table:table-cell table:number-columns-repeated="62" table:style-name="ce3"/>
          <table:table-cell table:number-columns-repeated="16320"/>
        </table:table-row>
        <table:table-row table:style-name="ro16">
          <table:table-cell office:value-type="string" table:style-name="ce10">
            <text:p>В Винде надо удалить старый пароль и логин в Windows Credentials</text:p>
          </table:table-cell>
          <table:table-cell table:style-name="ce2"/>
          <table:table-cell table:number-columns-repeated="62" table:style-name="ce3"/>
          <table:table-cell table:number-columns-repeated="16320"/>
        </table:table-row>
        <table:table-row table:style-name="ro1">
          <table:table-cell table:number-columns-repeated="2" table:style-name="ce2"/>
          <table:table-cell table:number-columns-repeated="62" table:style-name="ce3"/>
          <table:table-cell table:number-columns-repeated="16320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8">
            <text:p><text:span text:style-name="T4">.GITIGNORE</text:span></text:p>
          </table:table-cell>
          <table:table-cell table:style-name="ce18"/>
          <table:table-cell table:number-columns-repeated="16382"/>
        </table:table-row>
        <table:table-row table:style-name="ro16">
          <table:table-cell office:value-type="string" table:style-name="ce10">
            <text:p>.gitignore</text:p>
          </table:table-cell>
          <table:table-cell office:value-type="string" table:style-name="ce10">
            <text:p><text:span text:style-name="T4">Файл должен иметь формат «.gitignore» без имени. Винда не даст такой создать, но можно сделать «.gitignore.» с точкой в конце, которая исчезнет автоматически.</text:span></text:p>
          </table:table-cell>
          <table:table-cell table:number-columns-repeated="16382"/>
        </table:table-row>
        <table:table-row table:style-name="ro21">
          <table:table-cell office:value-type="string" table:style-name="ce10">
            <text:p>/</text:p>
          </table:table-cell>
          <table:table-cell office:value-type="string" table:style-name="ce2">
            <text:p><text:span text:style-name="T6">Если шаблон начинается со слеша, то он соответствует файлам и каталогам только в корне хранилища. ???</text:span><text:span text:style-name="T6"/></text:p>
            <text:p/>
            <text:p><text:span text:style-name="T26">Если шаблон не начинается со слэша, он соответствует файлам и каталогам в любом каталоге или подкаталоге. ???</text:span>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*</text:p>
          </table:table-cell>
          <table:table-cell office:value-type="string" table:style-name="ce10">
            <text:p>Символ звездочки соответствует нулю или более символам</text:p>
          </table:table-cell>
          <table:table-cell table:number-columns-repeated="16382"/>
        </table:table-row>
        <table:table-row table:style-name="ro16">
          <table:table-cell office:value-type="string" table:style-name="ce19">
            <text:p>**</text:p>
          </table:table-cell>
          <table:table-cell office:value-type="string" table:style-name="ce10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?</text:p>
          </table:table-cell>
          <table:table-cell office:value-type="string" table:style-name="ce10">
            <text:p>Вопросительный знак соответствует любому отдельному символу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[…]</text:p>
          </table:table-cell>
          <table:table-cell office:value-type="string" table:style-name="ce10">
            <text:p>Любой ИЗ символов в скобках</text:p>
          </table:table-cell>
          <table:table-cell table:number-columns-repeated="16382"/>
        </table:table-row>
        <table:table-row table:style-name="ro22">
          <table:table-cell office:value-type="string" table:style-name="ce10">
            <text:p>*.[oa]</text:p>
          </table:table-cell>
          <table:table-cell office:value-type="string" table:style-name="ce2">
            <text:p><text:span text:style-name="T6">file.o</text:span><text:span text:style-name="T6"/></text:p>
            <text:p><text:span text:style-name="T6">file.a</text:span><text:span text:style-name="T6"/></text:p>
            <text:p><text:span text:style-name="T6">dsfgfdg.o</text:span><text:span text:style-name="T6"/></text:p>
            <text:p/>
          </table:table-cell>
          <table:table-cell table:number-columns-repeated="16382"/>
        </table:table-row>
        <table:table-row table:style-name="ro23">
          <table:table-cell office:value-type="string" table:style-name="ce10">
            <text:p>*.[!oa]</text:p>
          </table:table-cell>
          <table:table-cell office:value-type="string" table:style-name="ce2">
            <text:p><text:span text:style-name="T6">Если первым знаком стоит восклицательный, он зачит отрицание - любой символ КРОМЕ указанных в скобках</text:span><text:span text:style-name="T6"/></text:p>
            <text:p><text:span text:style-name="T6">file.s</text:span><text:span text:style-name="T6"/></text:p>
            <text:p><text:span text:style-name="T6">file.1</text:span><text:span text:style-name="T6"/></text:p>
            <text:p><text:span text:style-name="T6">file.0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5">
          <table:table-cell office:value-type="string" table:style-name="ce2">
            <text:p><text:span text:style-name="T6">!.gitignore</text:span><text:span text:style-name="T6"/></text:p>
            <text:p><text:span text:style-name="T6">!script.pl</text:span><text:span text:style-name="T6"/></text:p>
            <text:p><text:span text:style-name="T6">!template.latex</text:span></text:p>
          </table:table-cell>
          <table:table-cell office:value-type="string" table:style-name="ce10">
            <text:p>…But not these files…</text:p>
          </table:table-cell>
          <table:table-cell table:number-columns-repeated="16382"/>
        </table:table-row>
        <table:table-row table:style-name="ro14">
          <table:table-cell office:value-type="string" table:style-name="ce10">
            <text:p>!*/</text:p>
          </table:table-cell>
          <table:table-cell office:value-type="string" table:style-name="ce2">
            <text:p><text:span text:style-name="T6">...even if they are in subdirectories</text:span><text:span text:style-name="T6"/></text:p>
            <text:p/>
          </table:table-cell>
          <table:table-cell table:number-columns-repeated="16382"/>
        </table:table-row>
        <table:table-row table:style-name="ro14">
          <table:table-cell office:value-type="string" table:style-name="ce2">
            <text:p><text:span text:style-name="T6">!*/a/b/file1.txt</text:span><text:span text:style-name="T6"/></text:p>
            <text:p><text:span text:style-name="T6">!*/a/b/c/*</text:span></text:p>
          </table:table-cell>
          <table:table-cell office:value-type="string" table:style-name="ce2">
            <text:p><text:span text:style-name="T6">if the files to be tracked are in subdirectories</text:span><text:span text:style-name="T6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5">
          <table:table-cell office:value-type="string" table:style-name="ce2">
            <text:p><text:span text:style-name="T6">/files/data.zip</text:span><text:span text:style-name="T6"/></text:p>
            <text:p><text:span text:style-name="T6">/server.log</text:span><text:span text:style-name="T6"/></text:p>
            <text:p><text:span text:style-name="T6">/uploads/users/data/info.xls</text:span></text:p>
          </table:table-cell>
          <table:table-cell office:value-type="string" table:style-name="ce2">
            <text:p><text:span text:style-name="T6">Конкретные файлы</text:span><text:span text:style-name="T6"/></text:p>
            <text:p/>
          </table:table-cell>
          <table:table-cell table:number-columns-repeated="16382"/>
        </table:table-row>
        <table:table-row table:style-name="ro22">
          <table:table-cell office:value-type="string" table:style-name="ce2">
            <text:p><text:span text:style-name="T6">*.zip</text:span><text:span text:style-name="T6"/></text:p>
            <text:p><text:span text:style-name="T6">*.log</text:span><text:span text:style-name="T6"/></text:p>
            <text:p><text:span text:style-name="T6">*.pdf</text:span><text:span text:style-name="T6"/></text:p>
            <text:p><text:span text:style-name="T6">*.xls</text:span></text:p>
          </table:table-cell>
          <table:table-cell office:value-type="string" table:style-name="ce2">
            <text:p><text:span text:style-name="T6">Игнорирование по типу файла, будут игнорироваться в АБСОЛЮТНО всех директориях</text:span><text:span text:style-name="T6"/></text:p>
            <text:p/>
          </table:table-cell>
          <table:table-cell table:number-columns-repeated="16382"/>
        </table:table-row>
        <table:table-row table:style-name="ro15">
          <table:table-cell office:value-type="string" table:style-name="ce10">
            <text:p>config.php</text:p>
          </table:table-cell>
          <table:table-cell office:value-type="string" table:style-name="ce2">
            <text:p><text:span text:style-name="T6">Игнорирование конкретного файла<text:s/></text:span><text:span text:style-name="T26">ТОЛЬКО в корне проекта</text:span><text:span text:style-name="T26"/></text:p>
            <text:p><text:span text:style-name="T26">(корнём считается расположение файла .gitignore)</text:span><text:span text:style-name="T26"/></text:p>
            <text:p><text:span text:style-name="T26">Например НЕ БУДЕТ проигнорирован файл /db/config.php ???</text:span></text:p>
          </table:table-cell>
          <table:table-cell table:number-columns-repeated="16382"/>
        </table:table-row>
        <table:table-row table:style-name="ro14">
          <table:table-cell office:value-type="string" table:style-name="ce10">
            <text:p>/params/config.php</text:p>
          </table:table-cell>
          <table:table-cell office:value-type="string" table:style-name="ce2">
            <text:p><text:span text:style-name="T6">Игнорирование конкретного файла ТОЛЬКО в указанной директории</text:span><text:span text:style-name="T6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2">
          <table:table-cell office:value-type="string" table:style-name="ce10">
            <text:p>/images/*</text:p>
          </table:table-cell>
          <table:table-cell office:value-type="string" table:style-name="ce2">
            <text:p><text:span text:style-name="T6">Игнорирование всех файлов и папок ТОЛЬКО в конкретной директории<text:s/></text:span><text:span text:style-name="T27">корень/</text:span><text:span text:style-name="T6">images</text:span><text:span text:style-name="T6"/></text:p>
            <text:p><text:span text:style-name="T6">(включая поддиректории и файлы в них)</text:span><text:span text:style-name="T6"/></text:p>
            <text:p><text:span text:style-name="T6">Например /images/user.jpg, /images/company/logo.png</text:span><text:span text:style-name="T6"/></text:p>
            <text:p><text:span text:style-name="T6"># НЕ БУДУТ проигнорированы файлы и папки /prod/images/user.jpg</text:span></text:p>
          </table:table-cell>
          <table:table-cell table:number-columns-repeated="16382"/>
        </table:table-row>
        <table:table-row table:style-name="ro22">
          <table:table-cell office:value-type="string" table:style-name="ce10">
            <text:p>/private/*.html</text:p>
          </table:table-cell>
          <table:table-cell office:value-type="string" table:style-name="ce2">
            <text:p><text:span text:style-name="T6">Игнорирование ВСЕХ html-файлов в ОДНОЙ КОНКРЕТНОЙ директории(НЕ ВКЛЮЧАЯ поддиректории)</text:span><text:span text:style-name="T6"/></text:p>
            <text:p><text:span text:style-name="T6"># Например /private/index.html</text:span><text:span text:style-name="T6"/></text:p>
            <text:p><text:span text:style-name="T6"># НЕ БУДУТ проигнорированы файлы в /private/ivan/index.html</text:span></text:p>
          </table:table-cell>
          <table:table-cell table:number-columns-repeated="16382"/>
        </table:table-row>
        <table:table-row table:style-name="ro15">
          <table:table-cell office:value-type="string" table:style-name="ce10">
            <text:p>/private/**/*.html</text:p>
          </table:table-cell>
          <table:table-cell office:value-type="string" table:style-name="ce2">
            <text:p><text:span text:style-name="T6">Игнорирование ВСЕХ html-файлов в КОНКРЕТНОЙ директории ВКЛЮЧАЯ поддиректории</text:span><text:span text:style-name="T6"/></text:p>
            <text:p><text:span text:style-name="T6"># Например /private/info.html, /private/users/ivan/info.html</text:span></text:p>
          </table:table-cell>
          <table:table-cell table:number-columns-repeated="16382"/>
        </table:table-row>
        <table:table-row table:style-name="ro15">
          <table:table-cell office:value-type="string" table:style-name="ce2">
            <text:p><text:span text:style-name="T6">/secret/*</text:span><text:span text:style-name="T6"/></text:p>
            <text:p><text:span text:style-name="T6">!/secret/free.txt</text:span></text:p>
          </table:table-cell>
          <table:table-cell office:value-type="string" table:style-name="ce2">
            <text:p><text:span text:style-name="T6">Исключение из игнорирования</text:span><text:span text:style-name="T6"/></text:p>
            <text:p><text:span text:style-name="T6"># Игнорирование ВСЕХ файлов и папок внутри директории /secret,</text:span><text:span text:style-name="T6"/></text:p>
            <text:p><text:span text:style-name="T6"># за исключением файла /secret/free.txt, он не будет проигнорирован</text:span>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<text:span text:style-name="T4">\!readme!.txt</text:span></text:p>
          </table:table-cell>
          <table:table-cell office:value-type="string" table:style-name="ce10">
            <text:p>Игнорирование файла с именем, содержащим спецсимволы</text:p>
          </table:table-cell>
          <table:table-cell table:number-columns-repeated="16382"/>
        </table:table-row>
        <table:table-row table:style-name="ro15">
          <table:table-cell office:value-type="string" table:style-name="ce10">
            <text:p>/images/h?/*.jp?g</text:p>
          </table:table-cell>
          <table:table-cell office:value-type="string" table:style-name="ce2">
            <text:p><text:span text:style-name="T6">Игнорирование всех JPG и JPEG файлов внутри директорий,</text:span><text:span text:style-name="T6"/></text:p>
            <text:p><text:span text:style-name="T6">которые начинаются на "h" и МОГУТ содержать ещё один символ после</text:span><text:span text:style-name="T6"/></text:p>
            <text:p><text:span text:style-name="T6"># Например /images/h4/user.jpg, /images/h/company.jpeg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8">
            <text:p>CI/CD</text:p>
          </table:table-cell>
          <table:table-cell table:style-name="ce18"/>
          <table:table-cell table:number-columns-repeated="16382"/>
        </table:table-row>
        <table:table-row table:style-name="ro16">
          <table:table-cell office:value-type="string" table:style-name="ce10">
            <text:p>https://youtu.be/jkwJCR0rqDc</text:p>
            <text:p/>
          </table:table-cell>
          <table:table-cell office:value-type="string" table:style-name="ce10">
            <text:p>Доки</text:p>
          </table:table-cell>
          <table:table-cell table:number-columns-repeated="16382"/>
        </table:table-row>
        <table:table-row table:style-name="ro16">
          <table:table-cell office:value-type="string" table:style-name="ce10">
            <text:p>https://docs.gitlab.com/ee/ci/yaml/</text:p>
            <text:p/>
          </table:table-cell>
          <table:table-cell office:value-type="string" table:style-name="ce10">
            <text:p>Доки по написанию yml-файлов</text:p>
          </table:table-cell>
          <table:table-cell table:number-columns-repeated="16382"/>
        </table:table-row>
        <table:table-row table:style-name="ro4">
          <table:table-cell office:value-type="string" table:style-name="ce20">
            <text:p>https://docs.gitlab.com/ee/ci/variables/predefined_variables.html</text:p>
            <text:p/>
          </table:table-cell>
          <table:table-cell office:value-type="string" table:style-name="ce10">
            <text:p>Набор предопределённых переменных в CI/CD.</text:p>
            <text:p>Можно вводить и свои дополнительно!</text:p>
          </table:table-cell>
          <table:table-cell table:number-columns-repeated="16382"/>
        </table:table-row>
        <table:table-row table:style-name="ro1">
          <table:table-cell table:style-name="ce20"/>
          <table:table-cell table:style-name="ce10"/>
          <table:table-cell table:number-columns-repeated="16382"/>
        </table:table-row>
        <table:table-row table:style-name="ro10">
          <table:table-cell office:value-type="string" table:style-name="ce2">
            <text:p>image: docker:stableservices: <text:s/>- docker:dind <text:s/>stages: <text:s/>- pre-build <text:s/>- build</text:p>
          </table:table-cell>
          <table:table-cell office:value-type="string" table:style-name="ce2">
            <text:p/>
            <text:p/>
            <text:p># Это сервис, позволяющий запускать докер внутри докера внутри докера...Git Runner бежит в докере, а внутри мы билдим свой докер имадж. Получается матрёшка докеров. dind позволяет это.</text:p>
            <text:p/>
          </table:table-cell>
          <table:table-cell table:number-columns-repeated="16382"/>
        </table:table-row>
        <table:table-row table:style-name="ro12">
          <table:table-cell office:value-type="string" table:style-name="ce2">
            <text:p>.base:# <text:s/>tags:# <text:s text:c="3"/>- docker-shell <text:s/>before_script: <text:s text:c="3"/>- docker login -u gitlab-ci-token -p $CI_JOB_TOKEN $CI_REGISTRY <text:s/>script: <text:s text:c="3"/>- BRANCH_TAG=$CI_COMMIT_REF_NAME<text:s text:c="4"/></text:p>
          </table:table-cell>
          <table:table-cell office:value-type="string" table:style-name="ce2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16382"/>
        </table:table-row>
        <table:table-row table:style-name="ro24">
          <table:table-cell office:value-type="string" table:style-name="ce2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office:value-type="string" table:style-name="ce2">
            <text:p>...Продолжение срипта...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office:value-type="string" table:style-name="ce2">
            <text:p>Модули, расширяющие .base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$CI_REGISTRY</text:p>
          </table:table-cell>
          <table:table-cell office:value-type="string" table:style-name="ce2">
            <text:p>путь к registry — хранилищу образов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$CI_REGISTRY_IMAGE</text:p>
          </table:table-cell>
          <table:table-cell office:value-type="string" table:style-name="ce10">
            <text:p>Докер-имадж в GitLab registry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$CI_COMMIT_REF_NAME</text:p>
          </table:table-cell>
          <table:table-cell office:value-type="string" table:style-name="ce10">
            <text:p>Название ветки или тэга. <text:s text:c="2"/>The branch or tag name for which project is built.</text:p>
          </table:table-cell>
          <table:table-cell table:number-columns-repeated="16382"/>
        </table:table-row>
        <table:table-row table:style-name="ro22">
          <table:table-cell office:value-type="string" table:style-name="ce2">
            <text:p><text:span text:style-name="T28">$CI_COMMIT_REF_SLUG</text:span></text:p>
          </table:table-cell>
          <table:table-cell office:value-type="string" table:style-name="ce2">
            <text:p><text:span text:style-name="T6">CI_COMMIT_REF_NAME in lowercase, shortened to 63 bytes, and with everything except 0-9 and a-z replaced with -. No leading / trailing -. Use in URLs, host names and domain names.</text:span><text:span text:style-name="T6"/>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21">
            <text:p><text:span text:style-name="T29">$CI_JOB_TOKEN</text:span></text:p>
          </table:table-cell>
          <table:table-cell office:value-type="string" table:style-name="ce10">
            <text:p>A token to authenticate with certain API endpoints. The token is valid as long as the job is running.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$CI_JOB_STAGE</text:p>
          </table:table-cell>
          <table:table-cell office:value-type="string" table:style-name="ce10">
            <text:p>текущий стейдж джобы (stage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28">-<text:s/></text:span><text:span text:style-name="T30">echo</text:span><text:span text:style-name="T28"><text:s/>"$CI_JOB_STAGE"</text:span></text:p>
          </table:table-cell>
          <table:table-cell office:value-type="string" table:style-name="ce10">
            <text:p>вывести в консоль сообщение со значением переменной</text:p>
          </table:table-cell>
          <table:table-cell table:number-columns-repeated="16382"/>
        </table:table-row>
        <table:table-row table:style-name="ro25">
          <table:table-cell office:value-type="string" table:style-name="ce2">
            <text:p><text:span text:style-name="T31">.deploy_common:</text:span><text:span text:style-name="T31"/></text:p>
            <text:p><text:span text:style-name="T32"># common config HERE</text:span><text:span text:style-name="T32"/></text:p>
            <text:p/>
            <text:p><text:span text:style-name="T31">deploy_master_CD</text:span><text:span text:style-name="T33">:</text:span><text:span text:style-name="T33"/></text:p>
            <text:p><text:span text:style-name="T31">extends</text:span><text:span text:style-name="T33">: .deploy_common</text:span><text:span text:style-name="T33"/></text:p>
            <text:p><text:span text:style-name="T31">only</text:span><text:span text:style-name="T33">:</text:span><text:span text:style-name="T33"/></text:p>
            <text:p><text:span text:style-name="T31">refs</text:span><text:span text:style-name="T33">:</text:span><text:span text:style-name="T33"/></text:p>
            <text:p><text:span text:style-name="T33">- master</text:span><text:span text:style-name="T33"/></text:p>
            <text:p/>
            <text:p><text:span text:style-name="T31">deploy_manual</text:span><text:span text:style-name="T33">:</text:span><text:span text:style-name="T33"/></text:p>
            <text:p><text:span text:style-name="T31">extends</text:span><text:span text:style-name="T33">: .deploy_common</text:span><text:span text:style-name="T33"/></text:p>
            <text:p><text:span text:style-name="T31">when</text:span><text:span text:style-name="T33">: manual</text:span></text:p>
          </table:table-cell>
          <table:table-cell office:value-type="string" table:style-name="ce2">
            <text:p>Способ назначить джобу ТОЛЬКО на ручной запуск или при пушах в ветку «мастер»</text:p>
            <text:p>https://stackoverflow.com/questions/47651769/gitlab-ci-run-build-job-when-manual-or-when-master-only</text:p>
          </table:table-cell>
          <table:table-cell table:number-columns-repeated="16382"/>
        </table:table-row>
        <table:table-row table:style-name="ro26">
          <table:table-cell office:value-type="string" table:style-name="ce2">
            <text:p><text:span text:style-name="T31">deploy</text:span><text:span text:style-name="T33">:</text:span><text:span text:style-name="T33"/></text:p>
            <text:p><text:span text:style-name="T31">rules</text:span><text:span text:style-name="T33">:</text:span><text:span text:style-name="T33"/></text:p>
            <text:p><text:span text:style-name="T33">-<text:s/></text:span><text:span text:style-name="T31">if</text:span><text:span text:style-name="T33">: '$CI_COMMIT_REF_NAME == "master"'</text:span><text:span text:style-name="T33"/></text:p>
            <text:p><text:span text:style-name="T33">-<text:s/></text:span><text:span text:style-name="T31">when</text:span><text:span text:style-name="T33">: manual</text:span></text:p>
          </table:table-cell>
          <table:table-cell office:value-type="string" table:style-name="ce10">
            <text:p><text:span text:style-name="T4">УСЛОВИЯ запуска лучше ставить через<text:s/></text:span><text:span text:style-name="T34">rules</text:span><text:span text:style-name="T4">, НЕ через only/except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number-columns-repeated="2" table:style-name="ce22"/>
          <table:table-cell table:number-columns-repeated="16382"/>
        </table:table-row>
        <table:table-row table:number-rows-repeated="26" table:style-name="ro1">
          <table:table-cell table:number-columns-repeated="2" table:style-name="ce2"/>
          <table:table-cell table:number-columns-repeated="16382"/>
        </table:table-row>
        <table:table-row table:number-rows-repeated="1048391" table:style-name="ro13">
          <table:table-cell table:number-columns-repeated="16384"/>
        </table:table-row>
      </table:table>
      <table:table table:name="Docker" table:style-name="ta2">
        <table:table-column table:style-name="co6" table:default-cell-style-name="ce3"/>
        <table:table-column table:style-name="co7" table:default-cell-style-name="ce3"/>
        <table:table-column table:style-name="co3" table:number-columns-repeated="62" table:default-cell-style-name="ce3"/>
        <table:table-column table:style-name="co4" table:number-columns-repeated="16320" table:default-cell-style-name="ce1"/>
        <table:table-row table:style-name="ro27">
          <table:table-cell office:value-type="string" table:style-name="ce24">
            <text:p>https://habr.com/ru/post/310460</text:p>
            <text:p/>
          </table:table-cell>
          <table:table-cell office:value-type="string" table:style-name="ce24">
            <text:p><text:span text:style-name="T35">отличное пособие</text:span></text:p>
          </table:table-cell>
          <table:table-cell table:number-columns-repeated="16382"/>
        </table:table-row>
        <table:table-row table:style-name="ro28">
          <table:table-cell office:value-type="string" table:style-name="ce25">
            <text:p><text:a xlink:href="https://rominirani.com/docker-tutorial-series-writing-a-dockerfile-ce5746617cd%22%20%5Ct%20%22_blank">https://rominirani.com/docker-tutorial-series-writing-a-dockerfile-ce5746617cd</text:a></text:p>
          </table:table-cell>
          <table:table-cell office:value-type="string" table:style-name="ce26">
            <text:p>Getting started - официальная документация Docker - больше деталей #2</text:p>
          </table:table-cell>
          <table:table-cell table:number-columns-repeated="16382"/>
        </table:table-row>
        <table:table-row table:style-name="ro28">
          <table:table-cell office:value-type="string" table:style-name="ce25">
            <text:p><text:a xlink:href="https://www.docker.com/101-tutorial%22%20%5Ct%20%22_blank">https://www.docker.com/101-tutorial</text:a></text:p>
          </table:table-cell>
          <table:table-cell office:value-type="string" table:style-name="ce26">
            <text:p>Getting started - официальная документация Docker - больше деталей #1</text:p>
          </table:table-cell>
          <table:table-cell table:number-columns-repeated="16382"/>
        </table:table-row>
        <table:table-row table:style-name="ro29">
          <table:table-cell table:style-name="ce27"/>
          <table:table-cell office:value-type="string" table:style-name="ce26">
            <text:p><text:span text:style-name="T38">Docker Desktop</text:span><text:s/>разворачивает приложения по умолчанию на адресе localhost</text:p>
            <text:p><text:span text:style-name="T38">Docker Toolbox</text:span><text:s/>— на 192.168.99.100</text:p>
          </table:table-cell>
          <table:table-cell table:number-columns-repeated="16382"/>
        </table:table-row>
        <table:table-row table:style-name="ro2">
          <table:table-cell office:value-type="string" table:style-name="ce27">
            <text:p/>
            <text:p>winpty docker exec -it //bin//sh</text:p>
          </table:table-cell>
          <table:table-cell office:value-type="string" table:style-name="ce27">
            <text:p>Для запуска на windows в git bash используй пред-комманду winpty и двойные слеши!</text:p>
          </table:table-cell>
          <table:table-cell table:number-columns-repeated="16382"/>
        </table:table-row>
        <table:table-row table:style-name="ro30">
          <table:table-cell office:value-type="string" table:style-name="ce28">
            <text:p>sudo groupadd docker</text:p>
            <text:p>sudo</text:p>
            <text:p/>
            <text:p/>
            <text:p/>
            <text:p><text:span text:style-name="T39">sudo gpasswd -a $USER docker</text:span></text:p>
          </table:table-cell>
          <table:table-cell office:value-type="string" table:style-name="ce26">
            <text:p><text:span text:style-name="T40">To run docker without sudo:</text:span><text:span text:style-name="T40"/></text:p>
            <text:p><text:span text:style-name="T40">Add the docker group if it doesn't already exist.</text:span><text:span text:style-name="T40"/></text:p>
            <text:p><text:span text:style-name="T40">Add the connected user "$USER" to the docker group.</text:span><text:span text:style-name="T40"/></text:p>
            <text:p/>
            <text:p><text:span text:style-name="T40">Change the user name to match your preferred user if you do not want to use your current user:</text:span><text:span text:style-name="T40"/></text:p>
            <text:p/>
            <text:p><text:span text:style-name="T40">Either do a </text:span><text:span text:style-name="T39">newgrp docker</text:span><text:span text:style-name="T40"> or log out/in to activate the changes to groups.</text:span><text:span text:style-name="T40"/></text:p>
            <text:p><text:span text:style-name="T40">You can use</text:span><text:span text:style-name="T40"/></text:p>
            <text:p><text:span text:style-name="T39">docker run hello-world</text:span><text:span text:style-name="T39"/></text:p>
            <text:p><text:span text:style-name="T40">to check if you can run docker without sudo.</text:span><text:span text:style-name="T40"/></text:p>
            <text:p><text:span text:style-name="T39">sudo setfacl -m user:$USER:rw /var/run/docker.sock</text:span></text:p>
          </table:table-cell>
          <table:table-cell table:number-columns-repeated="16382"/>
        </table:table-row>
        <table:table-row table:style-name="ro1">
          <table:table-cell office:value-type="string" table:style-name="ce29">
            <text:p>Анализ</text:p>
          </table:table-cell>
          <table:table-cell table:style-name="ce29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30">
            <text:p>docker<text:s/><text:span text:style-name="T3">ps</text:span></text:p>
          </table:table-cell>
          <table:table-cell office:value-type="string" table:style-name="ce2">
            <text:p>показать РАБОТАЮЩИЕ контейнер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2">docker ps --all</text:span></text:p>
          </table:table-cell>
          <table:table-cell office:value-type="string" table:style-name="ce2">
            <text:p>показать ВСЕ контейнера, когда либо работавши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ker ps -a</text:p>
          </table:table-cell>
          <table:table-cell office:value-type="string" table:style-name="ce2">
            <text:p>увидеть контейнеры работающие и отработавшие</text:p>
          </table:table-cell>
          <table:table-cell table:number-columns-repeated="16382"/>
        </table:table-row>
        <table:table-row table:style-name="ro31">
          <table:table-cell office:value-type="string" table:style-name="ce2">
            <text:p><text:span text:style-name="T43">docker ps</text:span><text:span text:style-name="T36"><text:s/></text:span><text:span text:style-name="T44">-a -q</text:span></text:p>
          </table:table-cell>
          <table:table-cell office:value-type="string" table:style-name="ce2">
            <text:p><text:span text:style-name="T36">увидеть<text:s/></text:span><text:span text:style-name="T44">только ID всех</text:span><text:span text:style-name="T36"><text:s/>существующих контейнеров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31">
          <table:table-cell office:value-type="string" table:style-name="ce2">
            <text:p><text:span text:style-name="T43">docker</text:span><text:span text:style-name="T36"><text:s/></text:span><text:span text:style-name="T44">images</text:span></text:p>
          </table:table-cell>
          <table:table-cell office:value-type="string" table:style-name="ce2">
            <text:p>посмотреть установленные имаджи</text:p>
          </table:table-cell>
          <table:table-cell table:number-columns-repeated="16382"/>
        </table:table-row>
        <table:table-row table:style-name="ro31">
          <table:table-cell office:value-type="string" table:style-name="ce2">
            <text:p><text:span text:style-name="T45">docker logs</text:span><text:span text:style-name="T36"><text:s/></text:span><text:span text:style-name="T46">&lt;container ID&gt;</text:span></text:p>
          </table:table-cell>
          <table:table-cell office:value-type="string" table:style-name="ce2">
            <text:p>shows all logs of a container even daemon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6">
            <text:p><text:span text:style-name="T47">docker<text:s/></text:span><text:span text:style-name="T2">run</text:span><text:span text:style-name="T47"><text:s/>-it<text:s/></text:span><text:span text:style-name="T48">&lt;image name or ID&gt;<text:s/></text:span><text:span text:style-name="T2">sh</text:span></text:p>
          </table:table-cell>
          <table:table-cell office:value-type="string" table:style-name="ce2">
            <text:p>Посмотреть содержание имадж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8">
          <table:table-cell office:value-type="string" table:style-name="ce26">
            <text:p><text:span text:style-name="T49">docker<text:s/></text:span><text:span text:style-name="T2">volume ls</text:span></text:p>
          </table:table-cell>
          <table:table-cell office:value-type="string" table:style-name="ce26">
            <text:p>посмотреть имеющиеся волюмы (независимые от контейнеров папки хранения данных)</text:p>
          </table:table-cell>
          <table:table-cell table:number-columns-repeated="16382"/>
        </table:table-row>
        <table:table-row table:style-name="ro31">
          <table:table-cell table:number-columns-repeated="2" table:style-name="ce26"/>
          <table:table-cell table:number-columns-repeated="16382"/>
        </table:table-row>
        <table:table-row table:style-name="ro1">
          <table:table-cell office:value-type="string" table:style-name="ce31">
            <text:p>docker<text:s/><text:span text:style-name="T2">search</text:span><text:s/>tomcat</text:p>
          </table:table-cell>
          <table:table-cell office:value-type="string" table:style-name="ce2">
            <text:p>Найти имадж в репозитории DockerHub</text:p>
          </table:table-cell>
          <table:table-cell table:number-columns-repeated="16382"/>
        </table:table-row>
        <table:table-row table:number-rows-repeated="2" table:style-name="ro31">
          <table:table-cell table:style-name="ce26"/>
          <table:table-cell table:style-name="ce2"/>
          <table:table-cell table:number-columns-repeated="16382"/>
        </table:table-row>
        <table:table-row table:style-name="ro1">
          <table:table-cell office:value-type="string" table:style-name="ce29">
            <text:p>ТЭГИ</text:p>
          </table:table-cell>
          <table:table-cell table:style-name="ce29"/>
          <table:table-cell table:number-columns-repeated="16382"/>
        </table:table-row>
        <table:table-row table:style-name="ro8">
          <table:table-cell table:style-name="ce2"/>
          <table:table-cell office:value-type="string" table:style-name="ce2">
            <text:p><text:span text:style-name="T3">Создают доп. ссылку на имадж.</text:span><text:span text:style-name="T3"/></text:p>
            <text:p><text:span text:style-name="T3">Старая ссылка, если была, то остается, и получается 2 ссылки на 1 имадж.</text:span><text:span text:style-name="T3"/></text:p>
            <text:p><text:span text:style-name="T3">Получается, как в Python, несколько ссылок (имен с тэгом) на один объект, имеющий один и тот же ID</text:span></text:p>
          </table:table-cell>
          <table:table-cell table:number-columns-repeated="16382"/>
        </table:table-row>
        <table:table-row table:style-name="ro2">
          <table:table-cell office:value-type="string" table:style-name="ce26">
            <text:p>docker<text:s/><text:span text:style-name="T2">tag</text:span><text:s/><text:span text:style-name="T51">0e5574283393</text:span><text:s/><text:span text:style-name="T19">fedora</text:span>/<text:span text:style-name="T19">httpd</text:span>:<text:span text:style-name="T52">version1.0</text:span></text:p>
          </table:table-cell>
          <table:table-cell office:value-type="string" table:style-name="ce2">
            <text:p>Поставить тэг на имадж с <text:s/>ID “0e5574283393”: “fedora” репозиторий, имя «httpd», тэг “version1.0”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ker tag httpd:test fedora/httpd:version1.0.test</text:p>
          </table:table-cell>
          <table:table-cell table:style-name="ce2"/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9">
            <text:p>Построение образа</text:p>
          </table:table-cell>
          <table:table-cell table:style-name="ce29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32">
            <text:p>docker build .</text:p>
          </table:table-cell>
          <table:table-cell office:value-type="string" table:style-name="ce2">
            <text:p>build from a dockerfile from build context = current director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42">docker build</text:span><text:s/><text:span text:style-name="T53">-t<text:s/></text:span><text:span text:style-name="T48">&lt;имя имаджа&gt;</text:span>:<text:span text:style-name="T19">&lt;тэг&gt;</text:span><text:s/>.<text:s/><text:span text:style-name="T2">--no-cache</text:span></text:p>
          </table:table-cell>
          <table:table-cell office:value-type="string" table:style-name="ce2">
            <text:p>остроить имадж<text:s/><text:span text:style-name="T53">с указанием имени и тэга</text:span>,<text:s/><text:span text:style-name="T2">не используя кэш</text:span></text:p>
          </table:table-cell>
          <table:table-cell table:number-columns-repeated="16382"/>
        </table:table-row>
        <table:table-row table:style-name="ro28">
          <table:table-cell office:value-type="string" table:style-name="ce2">
            <text:p><text:span text:style-name="T43">docker build<text:s/></text:span><text:span text:style-name="T54">-f Dockerfile</text:span><text:span text:style-name="T43"><text:s/>-t<text:s/></text:span><text:span text:style-name="T55">&lt;имя имаджа&gt;</text:span><text:span text:style-name="T36">:&lt;тэг&gt;<text:s/></text:span><text:span text:style-name="T43">.</text:span></text:p>
          </table:table-cell>
          <table:table-cell office:value-type="string" table:style-name="ce2">
            <text:p><text:span text:style-name="T36">(точка в конце) создание имаджа с указанием в текущей папке (pwd) конкретного Docker-file как инструкции по сборке.</text:span></text:p>
          </table:table-cell>
          <table:table-cell table:number-columns-repeated="16382"/>
        </table:table-row>
        <table:table-row table:style-name="ro2">
          <table:table-cell office:value-type="string" table:style-name="ce26">
            <text:p><text:span text:style-name="T49">docker build -t<text:s/></text:span><text:span text:style-name="T56">&lt;DockerHub account name&gt;</text:span><text:span text:style-name="T49">/</text:span><text:span text:style-name="T57">&lt;New Image name&gt;</text:span><text:span text:style-name="T29">:</text:span><text:span text:style-name="T58">&lt;Tag of version&gt;</text:span><text:span text:style-name="T49"><text:s/>.</text:span></text:p>
          </table:table-cell>
          <table:table-cell office:value-type="string" table:style-name="ce2">
            <text:p><text:span text:style-name="T36">(dot in the end!) create an image for your DockerHub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t</text:p>
          </table:table-cell>
          <table:table-cell office:value-type="string" table:style-name="ce2">
            <text:p>Флаг ставит на образ имя и тэг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p</text:p>
          </table:table-cell>
          <table:table-cell office:value-type="string" table:style-name="ce2">
            <text:p>флаг пробрасывает порты</text:p>
          </table:table-cell>
          <table:table-cell table:number-columns-repeated="16382"/>
        </table:table-row>
        <table:table-row table:style-name="ro28">
          <table:table-cell office:value-type="string" table:style-name="ce2">
            <text:p>-d</text:p>
          </table:table-cell>
          <table:table-cell office:value-type="string" table:style-name="ce2">
            <text:p><text:span text:style-name="T36">запускает образ в<text:s/></text:span><text:span text:style-name="T59">detached режиме (</text:span><text:span text:style-name="T36">демоном), оставляя консоль совбодной для использования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-no-cache</text:p>
          </table:table-cell>
          <table:table-cell office:value-type="string" table:style-name="ce2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a xlink:href="https://docs.docker.com/engine/reference/commandline/build/">https://docs.docker.com/engine/reference/commandline/build/</text:a></text:p>
          </table:table-cell>
          <table:table-cell office:value-type="string" table:style-name="ce2">
            <text:p>Варианты флагов для docker build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6">
            <text:p><text:span text:style-name="T47">docker run -it<text:s/></text:span><text:span text:style-name="T48">&lt;image name or ID&gt;<text:s/></text:span><text:span text:style-name="T29">sh</text:span></text:p>
          </table:table-cell>
          <table:table-cell office:value-type="string" table:style-name="ce2">
            <text:p>Посмотреть содержание имадж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9">
            <text:p>Запуск</text:p>
          </table:table-cell>
          <table:table-cell table:style-name="ce29"/>
          <table:table-cell table:number-columns-repeated="16382"/>
        </table:table-row>
        <table:table-row table:style-name="ro31">
          <table:table-cell office:value-type="string" table:style-name="ce33">
            <text:p>run<text:s/><text:span text:style-name="T43">= docker create + docker start</text:span></text:p>
          </table:table-cell>
          <table:table-cell table:style-name="ce2"/>
          <table:table-cell table:number-columns-repeated="16382"/>
        </table:table-row>
        <table:table-row table:style-name="ro29">
          <table:table-cell office:value-type="string" table:style-name="ce26">
            <text:p><text:span text:style-name="T42">docker run<text:s/></text:span><text:span text:style-name="T48">&lt;имя имаджа&gt;</text:span></text:p>
          </table:table-cell>
          <table:table-cell office:value-type="string" table:style-name="ce2">
            <text:p><text:span text:style-name="T36">запустить контейнер,</text:span><text:span text:style-name="T36"/></text:p>
            <text:p><text:span text:style-name="T36">если его нет, то создать из имаджа, скачав его с DockerHub, если имаджа нет на локальном компе.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6">
            <text:p><text:span text:style-name="T42">docker run</text:span><text:span text:style-name="T49"><text:s/></text:span><text:span text:style-name="T48">&lt;имя имаджа&gt;<text:s/></text:span><text:span text:style-name="T49">command</text:span></text:p>
          </table:table-cell>
          <table:table-cell office:value-type="string" table:style-name="ce27">
            <text:p>запустить контейнер и сменить комманду запуска на заданную.</text:p>
          </table:table-cell>
          <table:table-cell table:number-columns-repeated="16382"/>
        </table:table-row>
        <table:table-row table:style-name="ro31">
          <table:table-cell office:value-type="string" table:style-name="ce26">
            <text:p><text:span text:style-name="T42">docker run</text:span><text:span text:style-name="T29"><text:s/></text:span><text:span text:style-name="T60">--name</text:span><text:span text:style-name="T29"><text:s/></text:span><text:span text:style-name="T61">&lt;имя контейнера&gt;</text:span><text:span text:style-name="T29"><text:s/></text:span><text:span text:style-name="T48">&lt;имя имаджа&gt;</text:span></text:p>
          </table:table-cell>
          <table:table-cell office:value-type="string" table:style-name="ce2">
            <text:p><text:span text:style-name="T36">создать и запустить контейнер, указав ему<text:s/></text:span><text:span text:style-name="T46">ИМЯ</text:span></text:p>
          </table:table-cell>
          <table:table-cell table:number-columns-repeated="16382"/>
        </table:table-row>
        <table:table-row table:style-name="ro31">
          <table:table-cell office:value-type="string" table:style-name="ce2">
            <text:p><text:span text:style-name="T62">docker<text:s/></text:span><text:span text:style-name="T43">run --name<text:s/></text:span><text:span text:style-name="T63">&lt;имя контейнера&gt;</text:span><text:span text:style-name="T64"><text:s/></text:span><text:span text:style-name="T44">-d</text:span><text:span text:style-name="T43"><text:s/></text:span><text:span text:style-name="T55">&lt;имя имаджа&gt;</text:span></text:p>
          </table:table-cell>
          <table:table-cell office:value-type="string" table:style-name="ce34">
            <text:p>создать и запустить контейнер<text:s/><text:span text:style-name="T44">фоном, ДЕМОНОМ</text:span><text:span text:style-name="T36">.</text:span>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34"/>
          <table:table-cell table:number-columns-repeated="16382"/>
        </table:table-row>
        <table:table-row table:style-name="ro2">
          <table:table-cell office:value-type="string" table:style-name="ce35">
            <text:p><text:span text:style-name="T66">start<text:s/></text:span><text:span text:style-name="T67">&lt;container ID&gt;</text:span></text:p>
          </table:table-cell>
          <table:table-cell office:value-type="string" table:style-name="ce27">
            <text:p>starts a container, that was created and exited before, by ID (starts its command once again)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<text:span text:style-name="T47">docker start</text:span><text:span text:style-name="T29"><text:s/></text:span><text:span text:style-name="T68">225824d4f37c</text:span></text:p>
          </table:table-cell>
          <table:table-cell office:value-type="string" table:style-name="ce27">
            <text:p>start a container with ID 225824d4f37c</text:p>
          </table:table-cell>
          <table:table-cell table:number-columns-repeated="16382"/>
        </table:table-row>
        <table:table-row table:style-name="ro2">
          <table:table-cell office:value-type="string" table:style-name="ce26">
            <text:p><text:span text:style-name="T47">docker start</text:span><text:span text:style-name="T29"><text:s/></text:span><text:span text:style-name="T69">-a</text:span><text:span text:style-name="T29"><text:s/></text:span><text:span text:style-name="T68">225824d4f37c</text:span></text:p>
          </table:table-cell>
          <table:table-cell office:value-type="string" table:style-name="ce26">
            <text:p><text:span text:style-name="T29">start a container with ID 225824d4f37c<text:s/></text:span><text:span text:style-name="T70">showing</text:span><text:span text:style-name="T29"><text:s/>its output in terminal</text:span>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34"/>
          <table:table-cell table:number-columns-repeated="16382"/>
        </table:table-row>
        <table:table-row table:style-name="ro3">
          <table:table-cell office:value-type="string" table:style-name="ce31">
            <text:p><text:span text:style-name="T29">docker<text:s/></text:span><text:span text:style-name="T2">run</text:span><text:span text:style-name="T29"><text:s/></text:span><text:span text:style-name="T53">-it</text:span><text:span text:style-name="T29"><text:s/></text:span><text:span text:style-name="T71">-p</text:span><text:span text:style-name="T29"><text:s/>1234:8080 tomcat</text:span></text:p>
          </table:table-cell>
          <table:table-cell office:value-type="string" table:style-name="ce31">
            <text:p><text:span text:style-name="T29">запустить Томкат</text:span><text:span text:style-name="T29"/></text:p>
            <text:p><text:span text:style-name="T71">-it</text:span><text:span text:style-name="T29"><text:s/>- интерактивно, будем видеть, как он бежит в терминале,</text:span><text:span text:style-name="T29"/></text:p>
            <text:p><text:span text:style-name="T71">-p</text:span><text:span text:style-name="T29"><text:s/>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docker run -it -p 8888:80 nginx</text:p>
          </table:table-cell>
          <table:table-cell office:value-type="string" table:style-name="ce31">
            <text:p>запускает Nginx с внешним портом 8888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31"/>
          <table:table-cell table:number-columns-repeated="16382"/>
        </table:table-row>
        <table:table-row table:style-name="ro1">
          <table:table-cell office:value-type="string" table:style-name="ce36">
            <text:p>С открытым терминалом внутри контейнера</text:p>
          </table:table-cell>
          <table:table-cell table:style-name="ce36"/>
          <table:table-cell table:number-columns-repeated="16382"/>
        </table:table-row>
        <table:table-row table:style-name="ro1">
          <table:table-cell office:value-type="string" table:style-name="ce26">
            <text:p><text:span text:style-name="T49">docker run<text:s/></text:span><text:span text:style-name="T57">busybox</text:span><text:span text:style-name="T49"><text:s/></text:span><text:span text:style-name="T72">&lt;LINUX COMMAND&gt;</text:span></text:p>
          </table:table-cell>
          <table:table-cell office:value-type="string" table:style-name="ce26">
            <text:p><text:span text:style-name="T29">контейнер</text:span><text:span text:style-name="T49">,<text:s/></text:span><text:span text:style-name="T73">позволяющий выполнять комманды Linux</text:span></text:p>
          </table:table-cell>
          <table:table-cell table:number-columns-repeated="16382"/>
        </table:table-row>
        <table:table-row table:style-name="ro4">
          <table:table-cell office:value-type="string" table:style-name="ce26">
            <text:p><text:span text:style-name="T49">docker run<text:s/></text:span><text:span text:style-name="T74">-it</text:span><text:span text:style-name="T49"><text:s/></text:span><text:span text:style-name="T57">busybox</text:span><text:span text:style-name="T49"><text:s/></text:span><text:span text:style-name="T72">sh</text:span></text:p>
          </table:table-cell>
          <table:table-cell office:value-type="string" table:style-name="ce26">
            <text:p><text:span text:style-name="T29">run a container with this window<text:s/></text:span><text:span text:style-name="T74">connected to STDIN</text:span><text:span text:style-name="T29"><text:s/>of a container and<text:s/></text:span><text:span text:style-name="T72">linux terminal opened</text:span><text:span text:style-name="T29"><text:s/>inside it (Ctrl+D or ‘exit’ to exit)</text:span>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С ПОРТАМИ</text:p>
          </table:table-cell>
          <table:table-cell table:style-name="ce36"/>
          <table:table-cell table:number-columns-repeated="16382"/>
        </table:table-row>
        <table:table-row table:style-name="ro3">
          <table:table-cell office:value-type="string" table:style-name="ce26">
            <text:p><text:span text:style-name="T47">docker run</text:span><text:span text:style-name="T29"><text:s/></text:span><text:span text:style-name="T75">-p</text:span><text:span text:style-name="T29"><text:s/></text:span><text:span text:style-name="T75">8080</text:span><text:span text:style-name="T29">:8080<text:s/></text:span><text:span text:style-name="T48">&lt;image name or ID&gt;</text:span></text:p>
          </table:table-cell>
          <table:table-cell office:value-type="string" table:style-name="ce26">
            <text:p><text:span text:style-name="T29">Порты:<text:s/></text:span><text:span text:style-name="T76">СНАРУЖИ</text:span><text:span text:style-name="T29">:ВНУТРИ.</text:span><text:span text:style-name="T29"/></text:p>
            <text:p><text:span text:style-name="T29">run a container with<text:s/></text:span><text:span text:style-name="T75">redirecting incoming fetches</text:span><text:span text:style-name="T29"><text:s/>on port … to a container. Second port is a port inside of a container for inside programs to listen.</text:span>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самоликвидация контейнера</text:p>
          </table:table-cell>
          <table:table-cell table:style-name="ce36"/>
          <table:table-cell table:number-columns-repeated="16382"/>
        </table:table-row>
        <table:table-row table:style-name="ro2">
          <table:table-cell office:value-type="string" table:style-name="ce26">
            <text:p><text:span text:style-name="T49">docker run --name</text:span><text:span text:style-name="T29"><text:s/></text:span><text:span text:style-name="T68">&lt;имя контейнера&gt;</text:span><text:span text:style-name="T29"><text:s/></text:span><text:span text:style-name="T77">-d</text:span><text:span text:style-name="T60"><text:s/>--rm<text:s/></text:span><text:span text:style-name="T58">&lt;имя имаджа&gt;</text:span></text:p>
          </table:table-cell>
          <table:table-cell office:value-type="string" table:style-name="ce26">
            <text:p><text:span text:style-name="T29">- создать и запустить контейнер<text:s/></text:span><text:span text:style-name="T77">фоном</text:span><text:span text:style-name="T29">,<text:s/></text:span><text:span text:style-name="T60">который сам удалится после выполнения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ocker run --rm --name &lt;имя контейнера&gt; -d -p 8080:8080 &lt;имя имаджа&gt;</text:p>
          </table:table-cell>
          <table:table-cell office:value-type="string" table:style-name="ce26">
            <text:p>то же самое с пробрасыванием порта 8080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36">
            <text:p>ВРЕМЕННЫЕ ЗОНЫ</text:p>
          </table:table-cell>
          <table:table-cell table:style-name="ce36"/>
          <table:table-cell table:number-columns-repeated="16382"/>
        </table:table-row>
        <table:table-row table:style-name="ro28">
          <table:table-cell office:value-type="string" table:style-name="ce2">
            <text:p><text:span text:style-name="T43">docker run --rm --name</text:span><text:span text:style-name="T36"><text:s/></text:span><text:span text:style-name="T46">&lt;имя контейнера&gt;</text:span><text:span text:style-name="T36"><text:s/>-d -p 8080:8080<text:s/></text:span><text:span text:style-name="T44">-e TZ=Europe/Moscow</text:span><text:span text:style-name="T36"><text:s/>&lt;имя имаджа&gt;</text:span></text:p>
          </table:table-cell>
          <table:table-cell office:value-type="string" table:style-name="ce2">
            <text:p><text:span text:style-name="T36">о же самое с декларацией переменной e, отвечающей за временную зону.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9">
            <text:p>ХРАНЕНИЕ ДАННЫХ</text:p>
          </table:table-cell>
          <table:table-cell table:style-name="ce29"/>
          <table:table-cell table:number-columns-repeated="16382"/>
        </table:table-row>
        <table:table-row table:style-name="ro29">
          <table:table-cell office:value-type="string" table:style-name="ce37">
            <text:p><text:span text:style-name="T43">docker run --name</text:span><text:s/><text:span text:style-name="T46">&lt;имя контейнера&gt;<text:s/></text:span>-<text:span text:style-name="T36">d</text:span><text:s/>-<text:span text:style-name="T36">p</text:span><text:s/>8080:8080 -<text:span text:style-name="T36">e</text:span><text:s/><text:span text:style-name="T36">TZ</text:span>=<text:span text:style-name="T36">Europe</text:span>/<text:span text:style-name="T36">Moscow</text:span><text:s/><text:span text:style-name="T44">-v &lt;абсолютный путь на хостовой машине&gt;: &lt;абсолютный путь внутри контейнера</text:span><text:span text:style-name="T36">&gt; &lt;имя имаджа&gt;</text:span></text:p>
          </table:table-cell>
          <table:table-cell office:value-type="string" table:style-name="ce2">
            <text:p><text:span text:style-name="T36">монтирование папки для сохранения данных<text:s/></text:span><text:span text:style-name="T44">внутри контейнера</text:span><text:span text:style-name="T36"><text:s/>между запусками</text:span></text:p>
          </table:table-cell>
          <table:table-cell table:number-columns-repeated="16382"/>
        </table:table-row>
        <table:table-row table:style-name="ro8">
          <table:table-cell office:value-type="string" table:style-name="ce26">
            <text:p><text:span text:style-name="T47">docker run -p 3000:3000<text:s/></text:span><text:span text:style-name="T74">-v app/node_modules</text:span><text:span text:style-name="T29"><text:s/></text:span><text:span text:style-name="T78">-v $(pwd):/app</text:span><text:span text:style-name="T29"><text:s/></text:span><text:span text:style-name="T57">&lt;image ID&gt;</text:span></text:p>
          </table:table-cell>
          <table:table-cell office:value-type="string" table:style-name="ce26">
            <text:p><text:span text:style-name="T74">put a bookmark on a nod modules folder of a container (bookmark means «Don“t touch it, don“t reference, this folder works fine»)</text:span><text:span text:style-name="T29"><text:s/>and<text:s/></text:span><text:span text:style-name="T78">make reference of our (PWD — print working directory) workdir folder to a folder inside a container</text:span><text:span text:style-name="T78"/></text:p>
            <text:p><text:span text:style-name="T29">(we make a volume = refernce)</text:span></text:p>
          </table:table-cell>
          <table:table-cell table:number-columns-repeated="16382"/>
        </table:table-row>
        <table:table-row table:style-name="ro28">
          <table:table-cell office:value-type="string" table:style-name="ce26">
            <text:p><text:span text:style-name="T43">docker</text:span><text:span text:style-name="T49"><text:s/></text:span><text:span text:style-name="T43">run</text:span><text:span text:style-name="T49"><text:s/>--</text:span><text:span text:style-name="T43">rm</text:span><text:span text:style-name="T49"><text:s/>-</text:span><text:span text:style-name="T43">d</text:span><text:span text:style-name="T49"><text:s/>-</text:span><text:span text:style-name="T43">p</text:span><text:span text:style-name="T49"><text:s/>27017: 27017<text:s/></text:span><text:span text:style-name="T43">mongo</text:span></text:p>
          </table:table-cell>
          <table:table-cell office:value-type="string" table:style-name="ce26">
            <text:p><text:span text:style-name="T29">запуск контейнера<text:s/></text:span>Mongo из имаджа с Докер-библиотеки.<text:s/><text:span text:style-name="T38">Временная</text:span><text:s/>ДБ, которая<text:s/><text:span text:style-name="T38">затрётся при выключении контейнера.</text:span></text:p>
          </table:table-cell>
          <table:table-cell table:number-columns-repeated="16382"/>
        </table:table-row>
        <table:table-row table:style-name="ro31">
          <table:table-cell table:number-columns-repeated="2" table:style-name="ce26"/>
          <table:table-cell table:number-columns-repeated="16382"/>
        </table:table-row>
        <table:table-row table:style-name="ro31">
          <table:table-cell table:style-name="ce26"/>
          <table:table-cell table:style-name="ce2"/>
          <table:table-cell table:number-columns-repeated="16382"/>
        </table:table-row>
        <table:table-row table:style-name="ro1">
          <table:table-cell office:value-type="string" table:style-name="ce36">
            <text:p>VOLUMES</text:p>
          </table:table-cell>
          <table:table-cell table:style-name="ce36"/>
          <table:table-cell table:number-columns-repeated="16382"/>
        </table:table-row>
        <table:table-row table:style-name="ro31">
          <table:table-cell office:value-type="string" table:style-name="ce26">
            <text:p><text:span text:style-name="T49">docker volume create</text:span><text:span text:style-name="T29"><text:s/></text:span><text:span text:style-name="T79">&lt;имя волюма&gt;</text:span></text:p>
          </table:table-cell>
          <table:table-cell office:value-type="string" table:style-name="ce26">
            <text:p>создать новый волюм (папку хранения данных)</text:p>
          </table:table-cell>
          <table:table-cell table:number-columns-repeated="16382"/>
        </table:table-row>
        <table:table-row table:style-name="ro28">
          <table:table-cell office:value-type="string" table:style-name="ce26">
            <text:p><text:span text:style-name="T49">docker volume ls</text:span></text:p>
          </table:table-cell>
          <table:table-cell office:value-type="string" table:style-name="ce26">
            <text:p>посмотреть имеющиеся волюмы (независимые от контейнеров папки хранения данных)</text:p>
          </table:table-cell>
          <table:table-cell table:number-columns-repeated="16382"/>
        </table:table-row>
        <table:table-row table:style-name="ro29">
          <table:table-cell office:value-type="string" table:style-name="ce26">
            <text:p><text:span text:style-name="T43">docker run --rm --name</text:span><text:s/>&lt; имя контейнера &gt;<text:s/><text:span text:style-name="T43">-d -p 8080:8080 -e TZ=Europe/Moscow -</text:span><text:span text:style-name="T44">v &lt;ИМЯ ВОЛЮМА&gt;: &lt;абсолютный путь внутри контейнера</text:span>&gt; &lt; имя имаджа &gt;</text:p>
          </table:table-cell>
          <table:table-cell office:value-type="string" table:style-name="ce26">
            <text:p>монтирование папки для сохранения данных<text:s/><text:span text:style-name="T44">вне контейнера, в независимом Вольюме (папке).</text:span></text:p>
          </table:table-cell>
          <table:table-cell table:number-columns-repeated="16382"/>
        </table:table-row>
        <table:table-row table:style-name="ro31">
          <table:table-cell table:number-columns-repeated="2" table:style-name="ce26"/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9">
            <text:p>Работа с функционирующим контейнером</text:p>
          </table:table-cell>
          <table:table-cell table:style-name="ce29"/>
          <table:table-cell table:number-columns-repeated="16382"/>
        </table:table-row>
        <table:table-row table:style-name="ro31">
          <table:table-cell office:value-type="string" table:style-name="ce38">
            <text:p>exec</text:p>
          </table:table-cell>
          <table:table-cell office:value-type="string" table:style-name="ce27">
            <text:p>даёт доступ к контейнеру и программам внутри</text:p>
          </table:table-cell>
          <table:table-cell table:number-columns-repeated="16382"/>
        </table:table-row>
        <table:table-row table:style-name="ro28">
          <table:table-cell office:value-type="string" table:style-name="ce2">
            <text:p><text:span text:style-name="T41">docker</text:span><text:s/>exec -it &lt;container ID&gt; &lt;command&gt;</text:p>
          </table:table-cell>
          <table:table-cell office:value-type="string" table:style-name="ce2">
            <text:p><text:span text:style-name="T80">allows to provide input</text:span><text:span text:style-name="T36"><text:s/></text:span><text:span text:style-name="T54">with tips and help</text:span><text:span text:style-name="T36"><text:s/>to STDIN and<text:s/></text:span><text:span text:style-name="T81">send another command</text:span><text:span text:style-name="T36"><text:s/>to a container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1">docker</text:span><text:s/>exec -u 0 -it &lt;container ID&gt; /bin/bash</text:p>
          </table:table-cell>
          <table:table-cell office:value-type="string" table:style-name="ce2">
            <text:p>Подключиться к контейнеру от имени рута</text:p>
          </table:table-cell>
          <table:table-cell table:number-columns-repeated="16382"/>
        </table:table-row>
        <table:table-row table:style-name="ro28">
          <table:table-cell office:value-type="string" table:style-name="ce26">
            <text:p><text:span text:style-name="T47">docker exec -it<text:s/></text:span><text:span text:style-name="T68">&lt;container ID&gt;</text:span><text:span text:style-name="T29"><text:s/></text:span><text:span text:style-name="T69">sh</text:span></text:p>
          </table:table-cell>
          <table:table-cell office:value-type="string" table:style-name="ce26">
            <text:p>opens a terminal INSIDE of a container for program to see your commands</text:p>
          </table:table-cell>
          <table:table-cell table:number-columns-repeated="16382"/>
        </table:table-row>
        <table:table-row table:style-name="ro31">
          <table:table-cell office:value-type="string" table:style-name="ce31">
            <text:p>docker exec -it<text:s/><text:span text:style-name="T46">&lt;container ID&gt;</text:span><text:s/>/bin/bash</text:p>
          </table:table-cell>
          <table:table-cell office:value-type="string" table:style-name="ce26">
            <text:p>то же самое: вызов баша внутри контейнера</text:p>
          </table:table-cell>
          <table:table-cell table:number-columns-repeated="16382"/>
        </table:table-row>
        <table:table-row table:style-name="ro31">
          <table:table-cell office:value-type="string" table:style-name="ce2">
            <text:p><text:span text:style-name="T36">Ctrl+D or ‘exit’</text:span></text:p>
          </table:table-cell>
          <table:table-cell office:value-type="string" table:style-name="ce27">
            <text:p>to exit this inside-terminal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2">
          <table:table-cell office:value-type="string" table:style-name="ce26">
            <text:p><text:span text:style-name="T82">docker<text:s/></text:span><text:span text:style-name="T2">commit</text:span><text:span text:style-name="T29"><text:s/></text:span><text:span text:style-name="T83">-c</text:span><text:span text:style-name="T29"><text:s/></text:span><text:span text:style-name="T57">„CMD [«redis-server»]“</text:span><text:span text:style-name="T29"><text:s/></text:span><text:span text:style-name="T68">&lt;ID of a container&gt;</text:span></text:p>
          </table:table-cell>
          <table:table-cell office:value-type="string" table:style-name="ce26">
            <text:p><text:span text:style-name="T29">Создаёт имадж из выбранного контейнера.</text:span><text:span text:style-name="T29"/></text:p>
            <text:p><text:span text:style-name="T29">То есть можно запустить контейнер, с ним поработать, внутри что-то настроить, переписать Main-омманды… и из этого сделать имадж.</text:span><text:span text:style-name="T29"/></text:p>
            <text:p/>
            <text:p><text:span text:style-name="T29">Именно так на каждом шагу делают Dockerfiles</text:span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<text:span text:style-name="T49">docker<text:s/></text:span><text:span text:style-name="T2">commit</text:span><text:span text:style-name="T49"><text:s/></text:span><text:span text:style-name="T51">5267e21d140</text:span><text:span text:style-name="T49"><text:s/></text:span><text:span text:style-name="T19">denis_v2</text:span><text:span text:style-name="T49">:</text:span><text:span text:style-name="T52">latest</text:span></text:p>
          </table:table-cell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8">
          <table:table-cell office:value-type="string" table:style-name="ce2">
            <text:p><text:span text:style-name="T41">docker</text:span><text:s/><text:span text:style-name="T84">cp</text:span><text:s/>foo.txt<text:s/><text:span text:style-name="T85">mycontainer</text:span>:/foo.txt</text:p>
          </table:table-cell>
          <table:table-cell office:value-type="string" table:style-name="ce2">
            <text:p>Копировать файл В контейнер с хоста</text:p>
            <text:p/>
            <text:p>Окончания строк файла надо перевести в Unix-формат! Можно сделать в Notepad+ командой "edit→EOL Convesion → UNIX/OSX Format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1">docker</text:span><text:s/><text:span text:style-name="T84">cp</text:span><text:s/>mycontainer:/foo.txt foo.txt</text:p>
          </table:table-cell>
          <table:table-cell office:value-type="string" table:style-name="ce2">
            <text:p>Копировать файл ИЗ контейнера на хост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41">docker</text:span><text:s/><text:span text:style-name="T84">cp</text:span><text:s/>src/. mycontainer:/target</text:p>
            <text:p><text:span text:style-name="T41">docker</text:span><text:s/><text:span text:style-name="T84">cp</text:span><text:s/>mycontainer:/src/. target</text:p>
          </table:table-cell>
          <table:table-cell office:value-type="string" table:style-name="ce2">
            <text:p>Копировать папку с хоста В контейнер.</text:p>
            <text:p>Копировать папку ИЗ контейнера на хост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9">
            <text:p>Остановка</text:p>
          </table:table-cell>
          <table:table-cell table:style-name="ce29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6">
            <text:p><text:span text:style-name="T49">docker<text:s/></text:span><text:span text:style-name="T77">stop</text:span><text:span text:style-name="T49"><text:s/></text:span><text:span text:style-name="T68">&lt;name or ID of a container&gt;</text:span></text:p>
          </table:table-cell>
          <table:table-cell office:value-type="string" table:style-name="ce26">
            <text:p><text:span text:style-name="T77">stop<text:s/></text:span><text:span text:style-name="T29">the work of a container giving it a time (10 seconds before kill command will come automatically) to cleanup and go to sleep</text:span>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<text:span text:style-name="T47">docker<text:s/></text:span><text:span text:style-name="T69">kill</text:span><text:span text:style-name="T29"><text:s/></text:span><text:span text:style-name="T68">&lt;name or ID of a container&gt;</text:span></text:p>
          </table:table-cell>
          <table:table-cell office:value-type="string" table:style-name="ce26">
            <text:p><text:span text:style-name="T69">kill</text:span><text:span text:style-name="T68"><text:s/>container<text:s/></text:span><text:span text:style-name="T29">immediately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41">docker</text:span><text:s/><text:span text:style-name="T86">stop</text:span><text:s/>$(<text:span text:style-name="T41">docker</text:span><text:s/><text:span text:style-name="T84">ps</text:span><text:s/>-a -q)</text:p>
          </table:table-cell>
          <table:table-cell office:value-type="string" table:style-name="ce2">
            <text:p>Остановить все контейнеры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9">
            <text:p>Удаление</text:p>
          </table:table-cell>
          <table:table-cell table:style-name="ce29"/>
          <table:table-cell table:number-columns-repeated="16382"/>
        </table:table-row>
        <table:table-row table:style-name="ro28">
          <table:table-cell office:value-type="string" table:style-name="ce38">
            <text:p>system prune</text:p>
          </table:table-cell>
          <table:table-cell office:value-type="string" table:style-name="ce26">
            <text:p>delete all stopped containers, all networks not used, all dangling images, build cache (any image, feched from docker hub)</text:p>
          </table:table-cell>
          <table:table-cell table:number-columns-repeated="16382"/>
        </table:table-row>
        <table:table-row table:style-name="ro31">
          <table:table-cell table:style-name="ce38"/>
          <table:table-cell table:style-name="ce26"/>
          <table:table-cell table:number-columns-repeated="16382"/>
        </table:table-row>
        <table:table-row table:style-name="ro31">
          <table:table-cell office:value-type="string" table:style-name="ce31">
            <text:p>docker<text:span text:style-name="T29"><text:s/></text:span><text:span text:style-name="T44">rm</text:span><text:span text:style-name="T29"><text:s/></text:span><text:span text:style-name="T46">&lt;ID контейнера или имя&gt;</text:span></text:p>
          </table:table-cell>
          <table:table-cell office:value-type="string" table:style-name="ce2">
            <text:p><text:span text:style-name="T36">остановить выполнение контейнера и<text:s/></text:span><text:span text:style-name="T44">удалить</text:span><text:span text:style-name="T36"><text:s/>его</text:span></text:p>
          </table:table-cell>
          <table:table-cell table:number-columns-repeated="16382"/>
        </table:table-row>
        <table:table-row table:style-name="ro31">
          <table:table-cell office:value-type="string" table:style-name="ce31">
            <text:p><text:span text:style-name="T45">docker rm</text:span><text:span text:style-name="T29"><text:s/>$(</text:span><text:span text:style-name="T45">docker ps</text:span><text:span text:style-name="T29"><text:s/>-</text:span><text:span text:style-name="T36">qa)</text:span></text:p>
          </table:table-cell>
          <table:table-cell office:value-type="string" table:style-name="ce26">
            <text:p>удалим все контейнеры.</text:p>
          </table:table-cell>
          <table:table-cell table:number-columns-repeated="16382"/>
        </table:table-row>
        <table:table-row table:style-name="ro31">
          <table:table-cell office:value-type="string" table:style-name="ce2">
            <text:p><text:span text:style-name="T43">docker</text:span><text:span text:style-name="T36"><text:s/></text:span><text:span text:style-name="T43">rmi</text:span><text:span text:style-name="T36"><text:s/></text:span><text:span text:style-name="T55">&lt;имя имаджа&gt;</text:span></text:p>
          </table:table-cell>
          <table:table-cell office:value-type="string" table:style-name="ce26">
            <text:p>удалить имадж</text:p>
          </table:table-cell>
          <table:table-cell table:number-columns-repeated="16382"/>
        </table:table-row>
        <table:table-row table:style-name="ro31">
          <table:table-cell office:value-type="string" table:style-name="ce2">
            <text:p><text:span text:style-name="T43">docker</text:span><text:span text:style-name="T36"><text:s/></text:span><text:span text:style-name="T43">rmi</text:span><text:span text:style-name="T36"><text:s/>$(</text:span><text:span text:style-name="T45">docker images -q</text:span><text:span text:style-name="T36">)</text:span></text:p>
          </table:table-cell>
          <table:table-cell office:value-type="string" table:style-name="ce2">
            <text:p><text:span text:style-name="T36">показать ID всех имаджей и по ID все удалить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1">
          <table:table-cell office:value-type="string" table:style-name="ce2">
            <text:p><text:span text:style-name="T45">sudo docker rmi<text:s/></text:span><text:span text:style-name="T36">$(</text:span><text:span text:style-name="T45">sudo docker images -f</text:span><text:span text:style-name="T36"><text:s/>"dangling=true" -q)</text:span></text:p>
          </table:table-cell>
          <table:table-cell office:value-type="string" table:style-name="ce25">
            <text:p>удалить все нетегированные имаджи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9">
            <text:p>Dockerfile</text:p>
          </table:table-cell>
          <table:table-cell office:value-type="string" table:style-name="ce29">
            <text:p>Файл, по которому собирается имадж</text:p>
          </table:table-cell>
          <table:table-cell table:number-columns-repeated="16382"/>
        </table:table-row>
        <table:table-row table:style-name="ro29">
          <table:table-cell office:value-type="string" table:style-name="ce2">
            <text:p><text:span text:style-name="T43">FROM python:3.6</text:span><text:span text:style-name="T43"/></text:p>
            <text:p><text:span text:style-name="T43">RUN mkdir -p<text:s/></text:span><text:span text:style-name="T87">/usr/src/app/</text:span><text:span text:style-name="T87"/></text:p>
            <text:p><text:span text:style-name="T43">WORKDIR<text:s/></text:span><text:span text:style-name="T87">/usr/src/app/</text:span></text:p>
          </table:table-cell>
          <table:table-cell table:style-name="ce27"/>
          <table:table-cell table:number-columns-repeated="16382"/>
        </table:table-row>
        <table:table-row table:style-name="ro28">
          <table:table-cell office:value-type="string" table:style-name="ce26">
            <text:p><text:span text:style-name="T49">COPY<text:s/></text:span><text:span text:style-name="T60">.</text:span><text:span text:style-name="T49"><text:s/></text:span><text:span text:style-name="T88">/usr/src/app/</text:span></text:p>
          </table:table-cell>
          <table:table-cell office:value-type="string" table:style-name="ce27">
            <text:p>-<text:s/><text:span text:style-name="T89">a path on our computer relatively to a build context</text:span><text:s/>and<text:s/><text:span text:style-name="T90">a path inside a container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UN pip install --no-cache-dir -r requirements.txt</text:p>
            <text:p>EXPOSE 8080-декларирование порта</text:p>
          </table:table-cell>
          <table:table-cell table:style-name="ce27"/>
          <table:table-cell table:number-columns-repeated="16382"/>
        </table:table-row>
        <table:table-row table:style-name="ro31">
          <table:table-cell office:value-type="string" table:style-name="ce31">
            <text:p><text:span text:style-name="T29">CMD [“python”, “app.py”]</text:span></text:p>
          </table:table-cell>
          <table:table-cell office:value-type="string" table:style-name="ce2">
            <text:p><text:span text:style-name="T36">вместо CMD может быть<text:s/></text:span><text:span text:style-name="T43">ENTRYPOINT [“python”, “app.py”]</text:span></text:p>
          </table:table-cell>
          <table:table-cell table:number-columns-repeated="16382"/>
        </table:table-row>
        <table:table-row table:style-name="ro28">
          <table:table-cell office:value-type="string" table:style-name="ce31">
            <text:p>ENV TZ Europe/Moscow</text:p>
          </table:table-cell>
          <table:table-cell office:value-type="string" table:style-name="ce39">
            <text:p>- установка временной зоны для виртуального окружения внутри контейнер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3">
          <table:table-cell office:value-type="string" table:style-name="ce2">
            <text:p><text:span text:style-name="T43">FROM python:3.8</text:span><text:span text:style-name="T43"/></text:p>
            <text:p><text:span text:style-name="T43">RUN mkdir -p /usr/src/app1/</text:span><text:span text:style-name="T43"/></text:p>
            <text:p><text:span text:style-name="T43">WORKDIR /usr/src/app1/</text:span><text:span text:style-name="T43"/></text:p>
            <text:p><text:span text:style-name="T43">COPY . /usr/src/app1/</text:span><text:span text:style-name="T43"/></text:p>
            <text:p><text:span text:style-name="T43">RUN pip install --no-cache-dir -r requirements.txt</text:span><text:span text:style-name="T43"/></text:p>
            <text:p><text:span text:style-name="T43">EXPOSE 8080</text:span><text:span text:style-name="T43"/></text:p>
            <text:p/>
            <text:p><text:span text:style-name="T43">ENTRYPOINT ["python"]</text:span><text:span text:style-name="T43"/></text:p>
            <text:p><text:span text:style-name="T43">CMD ["flask_app1.py"]</text:span></text:p>
          </table:table-cell>
          <table:table-cell office:value-type="string" table:style-name="ce2">
            <text:p>Сборка имаджа flask-приложения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9">
            <text:p>docker-compose</text:p>
          </table:table-cell>
          <table:table-cell office:value-type="string" table:style-name="ce29">
            <text:p>Инструкции по сборке и запуску нескольких имаджей/контенеров</text:p>
          </table:table-cell>
          <table:table-cell table:number-columns-repeated="16382"/>
        </table:table-row>
        <table:table-row table:style-name="ro6">
          <table:table-cell office:value-type="string" table:style-name="ce2">
            <text:p>version: '3'</text:p>
            <text:p>services:</text:p>
            <text:p>redis-server:</text:p>
            <text:p>image: 'redis'</text:p>
            <text:p>node-app:</text:p>
            <text:p>build: .</text:p>
            <text:p>restart: on-failure</text:p>
            <text:p>ports:</text:p>
            <text:p>- "4001:8081"</text:p>
          </table:table-cell>
          <table:table-cell office:value-type="string" table:style-name="ce2">
            <text:p>Запуск приложения и redis-сервера</text:p>
          </table:table-cell>
          <table:table-cell table:number-columns-repeated="16382"/>
        </table:table-row>
        <table:table-row table:style-name="ro27">
          <table:table-cell office:value-type="string" table:style-name="ce40">
            <text:p><text:a xlink:href="https://docs.docker.com/config/containers/start-containers-automatically/">https://docs.docker.com/config/containers/start-containers-automatically/</text:a></text:p>
          </table:table-cell>
          <table:table-cell office:value-type="string" table:style-name="ce2">
            <text:p>Политики перезапуск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91">docker-compose</text:span><text:s/><text:span text:style-name="T84">up</text:span></text:p>
          </table:table-cell>
          <table:table-cell office:value-type="string" table:style-name="ce2">
            <text:p>Команда запуска композа всего, что указано в файле docker-compose.yml</text:p>
          </table:table-cell>
          <table:table-cell table:number-columns-repeated="16382"/>
        </table:table-row>
        <table:table-row table:number-rows-repeated="17" table:style-name="ro1">
          <table:table-cell table:number-columns-repeated="2" table:style-name="ce2"/>
          <table:table-cell table:number-columns-repeated="16382"/>
        </table:table-row>
        <table:table-row table:number-rows-repeated="1048418" table:style-name="ro13">
          <table:table-cell table:number-columns-repeated="16384"/>
        </table:table-row>
      </table:table>
      <table:table table:name="Windows_Server" table:style-name="ta3">
        <table:table-column table:style-name="co8" table:number-columns-repeated="2" table:default-cell-style-name="ce42"/>
        <table:table-column table:style-name="co4" table:number-columns-repeated="62" table:default-cell-style-name="ce42"/>
        <table:table-column table:style-name="co4" table:number-columns-repeated="16320" table:default-cell-style-name="ce1"/>
        <table:table-row table:style-name="ro1">
          <table:table-cell table:number-columns-repeated="2" table:style-name="ce41"/>
          <table:table-cell table:number-columns-repeated="16382"/>
        </table:table-row>
        <table:table-row table:style-name="ro1">
          <table:table-cell office:value-type="string" table:style-name="ce43">
            <text:p>Windows Server</text:p>
          </table:table-cell>
          <table:table-cell table:style-name="ce43"/>
          <table:table-cell table:number-columns-repeated="16382"/>
        </table:table-row>
        <table:table-row table:style-name="ro8">
          <table:table-cell table:style-name="ce41"/>
          <table:table-cell office:value-type="string" table:style-name="ce41">
            <text:p>Docker на ГПН (Windows Server 2019) установлен по этой инструкции:</text:p>
            <text:p>https://itisgood.ru/2019/02/18/kak-zapustit-docker-containers-na-windows-server-2019/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41">
            <text:p>shutdown -r</text:p>
          </table:table-cell>
          <table:table-cell office:value-type="string" table:style-name="ce41">
            <text:p>Перезапустить сервер</text:p>
          </table:table-cell>
          <table:table-cell table:number-columns-repeated="16382"/>
        </table:table-row>
        <table:table-row table:style-name="ro1">
          <table:table-cell office:value-type="string" table:style-name="ce41">
            <text:p>shutdown -r -t 60</text:p>
          </table:table-cell>
          <table:table-cell office:value-type="string" table:style-name="ce41">
            <text:p>Перезапустить сервер через 60 секунд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41"/>
          <table:table-cell table:number-columns-repeated="16382"/>
        </table:table-row>
        <table:table-row table:style-name="ro1">
          <table:table-cell office:value-type="string" table:style-name="ce43">
            <text:p>Windows 10</text:p>
          </table:table-cell>
          <table:table-cell table:style-name="ce43"/>
          <table:table-cell table:number-columns-repeated="16382"/>
        </table:table-row>
        <table:table-row table:style-name="ro3">
          <table:table-cell office:value-type="string" table:style-name="ce41">
            <text:p>powercfg.exe /hibernate off</text:p>
          </table:table-cell>
          <table:table-cell office:value-type="string" table:style-name="ce41">
            <text:p>Отключение режима гибернации (среднее между сном и выключением, когда все текущие данные сохраняются и при включении работа продолжается)</text:p>
          </table:table-cell>
          <table:table-cell table:number-columns-repeated="16382"/>
        </table:table-row>
        <table:table-row table:style-name="ro1">
          <table:table-cell table:number-columns-repeated="2" table:style-name="ce41"/>
          <table:table-cell table:number-columns-repeated="16382"/>
        </table:table-row>
        <table:table-row table:style-name="ro1">
          <table:table-cell office:value-type="string" table:style-name="ce41">
            <text:p>Планировщик задач</text:p>
          </table:table-cell>
          <table:table-cell office:value-type="string" table:style-name="ce44">
            <text:p><text:a xlink:href="https://youtu.be/DVUlkU2AxgQ">https://youtu.be/DVUlkU2AxgQ</text:a></text:p>
          </table:table-cell>
          <table:table-cell table:number-columns-repeated="16382"/>
        </table:table-row>
        <table:table-row table:style-name="ro1">
          <table:table-cell table:number-columns-repeated="2" table:style-name="ce41"/>
          <table:table-cell table:number-columns-repeated="16382"/>
        </table:table-row>
        <table:table-row table:style-name="ro2">
          <table:table-cell office:value-type="string" table:style-name="ce41">
            <text:p>cls</text:p>
          </table:table-cell>
          <table:table-cell office:value-type="string" table:style-name="ce41">
            <text:p>Очистить экран консоли.<text:s/></text:p>
            <text:p>Аналог clear в Linux</text:p>
          </table:table-cell>
          <table:table-cell table:number-columns-repeated="16382"/>
        </table:table-row>
        <table:table-row table:number-rows-repeated="11" table:style-name="ro1">
          <table:table-cell table:number-columns-repeated="2" table:style-name="ce41"/>
          <table:table-cell table:number-columns-repeated="16382"/>
        </table:table-row>
        <table:table-row table:number-rows-repeated="1048551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  <style:font-face style:name="Verdana" svg:font-family="Verdana"/>
    <style:font-face style:name="Liberation Sans2" svg:font-family="&quot;Liberation Sans2&quot;"/>
    <style:font-face style:name="Verdana1" svg:font-family="Verdana1"/>
    <style:font-face style:name="Consolas" svg:font-family="Consolas"/>
    <style:font-face style:name="Calibri2" svg:font-family="Calibri2"/>
    <style:font-face style:name="inherit" svg:font-family="inherit"/>
    <style:font-face style:name="Calibri1" svg:font-family="Calibri1"/>
    <style:font-face style:name="Calibri" svg:font-family="Calibri"/>
    <style:font-face style:name="Calibri3" svg:font-family="Calibri3"/>
    <style:font-face style:name="Consolas1" svg:font-family="Consolas1"/>
    <style:font-face style:name="F" svg:font-family="F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_1043__1080__1087__1077__1088__1089__1089__1099__1083__1082__1072_" style:display-name="Гиперссылка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Макаров Антон Александрович</dc:creator>
    <meta:creation-date>2021-05-13T07:37:26Z</meta:creation-date>
    <dc:date>2021-09-13T15:43:22Z</dc:date>
    <meta:editing-cycles>435</meta:editing-cycles>
    <meta:editing-duration>PT35578S</meta:editing-duration>
  </office:meta>
</office:document-meta>
</file>